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EC0000049D0D0B1F76.png" manifest:media-type=""/>
  <manifest:file-entry manifest:full-path="Pictures/10000201000006EC0000049D11CB3285.png" manifest:media-type=""/>
  <manifest:file-entry manifest:full-path="Pictures/10003E6E00000D3B000004A1A341066F.svg" manifest:media-type=""/>
  <manifest:file-entry manifest:full-path="Pictures/10000201000000800000002D2FCE5F6C.png" manifest:media-type=""/>
  <manifest:file-entry manifest:full-path="Pictures/10000201000006EC0000049D7BD99023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文泉驿微米黑2" svg:font-family="文泉驿微米黑" style:font-pitch="variable"/>
    <style:font-face style:name="文泉驿等宽微米黑" svg:font-family="文泉驿等宽微米黑" style:font-pitch="variable"/>
    <style:font-face style:name="方正书宋_GBK" svg:font-family="方正书宋_GBK" style:font-pitch="variable"/>
    <style:font-face style:name="方正小标宋_GBK" svg:font-family="方正小标宋_GBK" style:font-pitch="variable"/>
    <style:font-face style:name="方正细黑一_GBK" svg:font-family="方正细黑一_GBK" style:font-pitch="variable"/>
    <style:font-face style:name="方正细黑一_GBK2" svg:font-family="方正细黑一_GBK" style:font-adornments="标准" style:font-pitch="variable"/>
    <style:font-face style:name="方正黑体_GBK" svg:font-family="方正黑体_GBK" style:font-pitch="variable"/>
    <style:font-face style:name="方正黑体_GBK1" svg:font-family="方正黑体_GBK" style:font-adornments="标准" style:font-pitch="variable"/>
    <style:font-face style:name="Liberation Sans" svg:font-family="'Liberation Sans'" style:font-family-generic="roman" style:font-pitch="variable"/>
    <style:font-face style:name="文泉驿微米黑" svg:font-family="文泉驿微米黑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标准" style:font-family-generic="swiss" style:font-pitch="variable"/>
    <style:font-face style:name="URW Gothic L" svg:font-family="'URW Gothic L'" style:font-family-generic="swiss" style:font-pitch="variable"/>
    <style:font-face style:name="文泉驿微米黑3" svg:font-family="文泉驿微米黑" style:font-family-generic="swiss" style:font-pitch="variable"/>
    <style:font-face style:name="方正细黑一_GBK1" svg:font-family="方正细黑一_GBK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1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svg:stroke-color="#333333" draw:fill="solid" draw:fill-color="#ff0000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333333" draw:fill="solid" draw:fill-color="#333333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02cm" draw:marker-start-width="0.23cm" draw:marker-end-width="0.23cm" draw:fill="none" draw:textarea-vertical-align="middle" fo:padding-top="0.01cm" fo:padding-bottom="0.01cm" fo:padding-left="0.01cm" fo:padding-right="0.01cm"/>
    </style:style>
    <style:style style:name="gr5" style:family="graphic" style:parent-style-name="standard">
      <style:graphic-properties svg:stroke-color="#333333" draw:fill="solid" draw:fill-color="#ffff66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svg:stroke-color="#333333" draw:fill="solid" draw:fill-color="#66ff66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333333" draw:fill="solid" draw:fill-color="#ff66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333333" draw:fill="solid" draw:fill-color="#ff3333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333333" draw:fill="solid" draw:fill-color="#00ccf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fo:min-height="0.3cm"/>
    </style:style>
    <style:style style:name="gr11" style:family="graphic" style:parent-style-name="standard">
      <style:graphic-properties svg:stroke-width="0.02cm" svg:stroke-color="#999999" draw:marker-start-width="0.23cm" draw:marker-end-width="0.23cm" draw:fill="solid" draw:fill-color="#eeeeee" draw:textarea-horizontal-align="justify" draw:textarea-vertical-align="middle" draw:auto-grow-height="false" fo:padding-top="0.01cm" fo:padding-bottom="0.01cm" fo:padding-left="0.01cm" fo:padding-right="0.01cm"/>
    </style:style>
    <style:style style:name="gr12" style:family="graphic" style:parent-style-name="standard">
      <style:graphic-properties svg:stroke-width="0.02cm" svg:stroke-color="#ff6600" draw:marker-start-width="0.23cm" draw:marker-end-width="0.23cm" draw:fill="solid" draw:fill-color="#ffff66" draw:textarea-horizontal-align="justify" draw:textarea-vertical-align="middle" draw:auto-grow-height="false" fo:padding-top="0.01cm" fo:padding-bottom="0.01cm" fo:padding-left="0.01cm" fo:padding-right="0.01cm"/>
    </style:style>
    <style:style style:name="gr13" style:family="graphic" style:parent-style-name="standard">
      <style:graphic-properties svg:stroke-width="0.02cm" svg:stroke-color="#b2b2b2" draw:marker-start-width="0.23cm" draw:marker-end-width="0.23cm" draw:fill="solid" draw:fill-color="#eeeeee" draw:textarea-horizontal-align="justify" draw:textarea-vertical-align="middle" draw:auto-grow-height="false" fo:min-height="0cm" fo:min-width="0cm" fo:padding-top="0.01cm" fo:padding-bottom="0.01cm" fo:padding-left="0.01cm" fo:padding-right="0.01cm" fo:wrap-option="no-wrap"/>
    </style:style>
    <style:style style:name="gr14" style:family="graphic" style:parent-style-name="standard">
      <style:graphic-properties svg:stroke-width="0.02cm" svg:stroke-color="#ff6600" draw:marker-start-width="0.23cm" draw:marker-end-width="0.23cm" draw:fill="solid" draw:fill-color="#ffff66" draw:textarea-horizontal-align="justify" draw:textarea-vertical-align="middle" draw:auto-grow-height="false" fo:min-height="0cm" fo:min-width="0cm" fo:padding-top="0.01cm" fo:padding-bottom="0.01cm" fo:padding-left="0.01cm" fo:padding-right="0.01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cm"/>
    </style:style>
    <style:style style:name="gr17" style:family="graphic" style:parent-style-name="standard">
      <style:graphic-properties draw:stroke="none" svg:stroke-color="#000000" draw:fill="none" draw:fill-color="#ffffff" fo:min-height="0.292cm"/>
    </style:style>
    <style:style style:name="gr18" style:family="graphic" style:parent-style-name="standard">
      <style:graphic-properties svg:stroke-color="#1c1c1c" draw:fill="solid" draw:fill-color="#ffff99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svg:stroke-color="#3333ff" draw:fill="none" draw:fill-color="#99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326cm" fo:min-width="3.977cm"/>
    </style:style>
    <style:style style:name="gr21" style:family="graphic" style:parent-style-name="standard">
      <style:graphic-properties draw:stroke="none" svg:stroke-color="#000000" draw:fill="none" draw:fill-color="#ffffff" fo:min-height="0.8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0.256cm"/>
    </style:style>
    <style:style style:name="gr24" style:family="graphic" style:parent-style-name="standard">
      <style:graphic-properties draw:stroke="none" svg:stroke-color="#000000" draw:fill="none" draw:fill-color="#ffffff" draw:auto-grow-width="true" fo:min-height="0cm" fo:min-width="2.474cm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0.256cm" fo:min-width="6.186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cm" fo:min-width="1.93cm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0.256cm" fo:min-width="3.286cm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0.276cm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0.276cm" fo:min-width="0.984cm"/>
    </style:style>
    <style:style style:name="gr30" style:family="graphic" style:parent-style-name="standard">
      <style:graphic-properties draw:stroke="none" svg:stroke-color="#000000" draw:fill="none" draw:fill-color="#ffffff" fo:min-height="0.001cm"/>
    </style:style>
    <style:style style:name="gr31" style:family="graphic" style:parent-style-name="standard">
      <style:graphic-properties draw:stroke="none" svg:stroke-color="#000000" draw:fill="none" draw:fill-color="#ffffff" fo:min-height="1.2cm"/>
    </style:style>
    <style:style style:name="gr32" style:family="graphic" style:parent-style-name="standard">
      <style:graphic-properties draw:stroke="none" svg:stroke-color="#000000" draw:fill="none" draw:fill-color="#ffffff" fo:min-height="1.179cm"/>
    </style:style>
    <style:style style:name="gr33" style:family="graphic" style:parent-style-name="standard">
      <style:graphic-properties draw:stroke="none" svg:stroke-color="#000000" draw:fill="none" draw:fill-color="#ffffff" fo:min-height="1.4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98cm"/>
    </style:style>
    <style:style style:name="gr35" style:family="graphic" style:parent-style-name="standard">
      <style:graphic-properties draw:stroke="none" svg:stroke-color="#000000" draw:fill="none" draw:fill-color="#ffffff" fo:min-height="0.767cm"/>
    </style:style>
    <style:style style:name="gr36" style:family="graphic" style:parent-style-name="standard">
      <style:graphic-properties draw:stroke="none" svg:stroke-color="#000000" draw:fill="none" draw:fill-color="#ffffff" fo:min-height="0.2cm"/>
    </style:style>
    <style:style style:name="gr37" style:family="graphic" style:parent-style-name="standard">
      <style:graphic-properties draw:stroke="none" svg:stroke-color="#000000" draw:fill="none" draw:fill-color="#ffffff" draw:auto-grow-width="true" fo:min-height="0.2cm"/>
    </style:style>
    <style:style style:name="gr38" style:family="graphic" style:parent-style-name="standard">
      <style:graphic-properties draw:stroke="solid" draw:stroke-dash="Ultrafine_20_Dashed" svg:stroke-width="0.01cm" svg:stroke-color="#ff3333" draw:marker-start-width="0.215cm" draw:marker-end-width="0.215cm" draw:fill="solid" draw:fill-color="#ffff99" fo:min-height="0.2cm" fo:padding-top="0.2cm" fo:padding-bottom="0.2cm" fo:padding-left="0.2cm" fo:padding-right="0.2cm"/>
    </style:style>
    <style:style style:name="P1" style:family="paragraph">
      <style:text-properties style:font-name="URW Gothic L"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66" style:font-name="方正书宋_GBK" fo:font-size="7.5pt" fo:font-weight="bold" style:font-size-asian="7.5pt" style:font-weight-asian="bold" style:font-size-complex="7.5pt" style:font-weight-complex="bold"/>
    </style:style>
    <style:style style:name="P4" style:family="paragraph">
      <style:paragraph-properties fo:text-align="center"/>
      <style:text-properties fo:color="#ffff66" fo:font-size="7.5pt" fo:font-weight="normal" style:font-size-asian="7.5pt" style:font-weight-asian="normal" style:font-size-complex="7.5pt" style:font-weight-complex="normal"/>
    </style:style>
    <style:style style:name="P5" style:family="paragraph">
      <style:paragraph-properties fo:text-align="center"/>
      <style:text-properties fo:color="#ffffff" fo:font-size="7.5pt" style:font-size-asian="7.5pt" style:font-size-complex="7.5pt"/>
    </style:style>
    <style:style style:name="P6" style:family="paragraph">
      <style:paragraph-properties fo:text-align="center"/>
      <style:text-properties fo:color="#000000" fo:font-size="7.5pt" style:font-size-asian="7.5pt" style:font-size-complex="7.5pt"/>
    </style:style>
    <style:style style:name="P7" style:family="paragraph">
      <style:paragraph-properties>
        <style:tab-stops>
          <style:tab-stop style:position="0.595cm"/>
        </style:tab-stops>
      </style:paragraph-properties>
    </style:style>
    <style:style style:name="P8" style:family="paragraph">
      <style:paragraph-properties>
        <style:tab-stops>
          <style:tab-stop style:position="0.569cm"/>
        </style:tab-stops>
      </style:paragraph-properties>
    </style:style>
    <style:style style:name="P9" style:family="paragraph">
      <style:paragraph-properties fo:text-align="end" style:text-autospace="none"/>
    </style:style>
    <style:style style:name="P10" style:family="paragraph">
      <style:paragraph-properties style:text-autospace="none"/>
      <style:text-properties style:font-name="URW Gothic L" fo:font-size="7pt" style:font-size-asian="7pt" style:font-size-complex="7pt"/>
    </style:style>
    <style:style style:name="P11" style:family="paragraph">
      <style:paragraph-properties fo:text-align="end">
        <style:tab-stops>
          <style:tab-stop style:position="0.595cm"/>
        </style:tab-stops>
      </style:paragraph-properties>
    </style:style>
    <style:style style:name="P12" style:family="paragraph">
      <style:paragraph-properties fo:text-align="end">
        <style:tab-stops>
          <style:tab-stop style:position="0.569cm"/>
        </style:tab-stops>
      </style:paragraph-properties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style:paragraph-properties fo:text-align="end">
        <style:tab-stops/>
      </style:paragraph-properties>
      <style:text-properties style:font-name="URW Gothic L" fo:font-size="7pt" style:font-size-asian="7pt" style:font-size-complex="7pt"/>
    </style:style>
    <style:style style:name="P15" style:family="paragraph">
      <style:paragraph-properties fo:text-align="end"/>
    </style:style>
    <style:style style:name="P16" style:family="paragraph">
      <style:paragraph-properties fo:text-align="end" style:text-autospace="none">
        <style:tab-stops>
          <style:tab-stop style:position="0.545cm"/>
        </style:tab-stops>
      </style:paragraph-properties>
    </style:style>
    <style:style style:name="P17" style:family="paragraph">
      <style:paragraph-properties fo:text-align="end" style:text-autospace="none">
        <style:tab-stops>
          <style:tab-stop style:position="0.545cm"/>
        </style:tab-stops>
      </style:paragraph-properties>
      <style:text-properties style:font-name="URW Gothic L" fo:font-size="7pt" style:font-size-asian="7pt" style:font-size-complex="7pt"/>
    </style:style>
    <style:style style:name="P18" style:family="paragraph">
      <style:paragraph-properties fo:text-align="center"/>
      <style:text-properties fo:color="#666666" style:font-name="URW Gothic L" fo:font-size="6.5pt" style:font-size-asian="6.5pt" style:font-size-complex="6.5pt"/>
    </style:style>
    <style:style style:name="P19" style:family="paragraph">
      <style:paragraph-properties fo:text-align="center"/>
      <style:text-properties fo:color="#ff3333" style:font-name="URW Gothic L" fo:font-size="6.5pt" style:font-size-asian="6.5pt" style:font-size-complex="6.5pt"/>
    </style:style>
    <style:style style:name="P20" style:family="paragraph">
      <style:paragraph-properties fo:text-align="center"/>
      <style:text-properties fo:color="#666666" style:font-name="方正细黑一_GBK" fo:font-size="5.5pt" style:font-name-asian="方正细黑一_GBK" style:font-size-asian="5.5pt" style:font-size-complex="5.5pt"/>
    </style:style>
    <style:style style:name="P21" style:family="paragraph">
      <style:paragraph-properties fo:text-align="center"/>
      <style:text-properties fo:color="#ff6600" style:font-name="方正细黑一_GBK" fo:font-size="5.5pt" fo:font-weight="bold" style:font-name-asian="方正细黑一_GBK" style:font-size-asian="5.5pt" style:font-weight-asian="bold" style:font-size-complex="5.5pt" style:font-weight-complex="bold"/>
    </style:style>
    <style:style style:name="P22" style:family="paragraph">
      <style:text-properties style:font-name="URW Gothic L" fo:font-size="7.5pt" style:font-size-asian="7.5pt" style:font-size-complex="7.5pt"/>
    </style:style>
    <style:style style:name="P23" style:family="paragraph">
      <style:paragraph-properties fo:text-align="center"/>
      <style:text-properties fo:color="#ffff00" fo:font-size="7.5pt" fo:font-weight="bold" style:font-size-asian="7.5pt" style:font-weight-asian="bold" style:font-size-complex="7.5pt" style:font-weight-complex="bold"/>
    </style:style>
    <style:style style:name="P24" style:family="paragraph">
      <style:paragraph-properties fo:text-align="start"/>
    </style:style>
    <style:style style:name="P25" style:family="paragraph"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P26" style:family="paragraph">
      <style:paragraph-properties style:text-autospace="none"/>
    </style:style>
    <style:style style:name="P27" style:family="paragraph">
      <style:paragraph-properties style:text-autospace="none"/>
      <style:text-properties style:font-name="方正黑体_GBK" fo:font-size="7pt" style:font-name-asian="方正黑体_GBK" style:font-size-asian="7pt" style:font-size-complex="7pt"/>
    </style:style>
    <style:style style:name="P28" style:family="paragraph">
      <style:paragraph-properties style:text-autospace="none"/>
      <style:text-properties style:font-name="方正细黑一_GBK" fo:font-size="7pt" style:font-size-asian="7pt" style:font-size-complex="7pt"/>
    </style:style>
    <style:style style:name="P29" style:family="paragraph">
      <style:paragraph-properties style:text-autospace="none"/>
      <style:text-properties style:text-line-through-style="none" style:font-name="方正细黑一_GBK" fo:font-size="7pt" style:font-name-asian="方正细黑一_GBK" style:font-size-asian="7pt" style:font-size-complex="7pt"/>
    </style:style>
    <style:style style:name="P30" style:family="paragraph">
      <style:paragraph-properties fo:text-align="end" style:text-autospace="none"/>
      <style:text-properties style:font-name="方正细黑一_GBK" fo:font-size="7pt" style:font-name-asian="方正细黑一_GBK" style:font-size-asian="7pt" style:font-size-complex="7pt"/>
    </style:style>
    <style:style style:name="P31" style:family="paragraph">
      <style:paragraph-properties fo:text-align="end"/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P32" style:family="paragraph">
      <style:paragraph-properties style:text-autospace="none"/>
      <style:text-properties style:font-name="方正细黑一_GBK" fo:font-size="7pt" style:font-name-asian="方正细黑一_GBK" style:font-size-asian="7pt" style:font-size-complex="7pt"/>
    </style:style>
    <style:style style:name="P33" style:family="paragraph">
      <style:paragraph-properties style:text-autospace="none"/>
      <style:text-properties style:font-name="Liberation Sans Narrow" fo:font-size="7pt" style:font-name-asian="Liberation Sans Narrow" style:font-size-asian="7pt" style:font-size-complex="7pt"/>
    </style:style>
    <style:style style:name="P34" style:family="paragraph">
      <style:paragraph-properties style:text-autospace="none">
        <style:tab-stops>
          <style:tab-stop style:position="1.892cm"/>
        </style:tab-stops>
      </style:paragraph-properties>
    </style:style>
    <style:style style:name="P35" style:family="paragraph">
      <style:paragraph-properties fo:text-align="center"/>
      <style:text-properties fo:font-size="6.5pt" style:font-size-asian="6.5pt" style:font-size-complex="6.5pt"/>
    </style:style>
    <style:style style:name="P36" style:family="paragraph">
      <style:paragraph-properties fo:text-align="center"/>
      <style:text-properties fo:color="#3333ff" style:font-name="方正书宋_GBK" fo:font-size="10.5pt" fo:text-shadow="1pt 1pt" fo:font-weight="bold" style:font-size-asian="10.5pt" style:font-weight-asian="bold" style:font-size-complex="10.5pt" style:font-weight-complex="bold"/>
    </style:style>
    <style:style style:name="P37" style:family="paragraph">
      <style:paragraph-properties style:text-autospace="none"/>
      <style:text-properties style:font-name="方正细黑一_GBK" fo:font-size="7pt" style:font-name-asian="方正黑体_GBK" style:font-size-asian="7pt" style:font-size-complex="7pt"/>
    </style:style>
    <style:style style:name="P38" style:family="paragraph">
      <style:paragraph-properties fo:text-align="center" style:text-autospace="none"/>
    </style:style>
    <style:style style:name="P39" style:family="paragraph">
      <style:paragraph-properties style:text-autospace="none"/>
      <style:text-properties style:font-name="Liberation Sans Narrow" fo:font-size="7pt" style:font-name-asian="方正黑体_GBK" style:font-size-asian="7pt" style:font-size-complex="7pt"/>
    </style:style>
    <style:style style:name="P40" style:family="paragraph">
      <style:paragraph-properties fo:text-align="center" style:text-autospace="none"/>
      <style:text-properties style:font-name="方正黑体_GBK" fo:font-size="7pt" style:font-name-asian="方正黑体_GBK" style:font-size-asian="7pt" style:font-size-complex="7pt"/>
    </style:style>
    <style:style style:name="P41" style:family="paragraph">
      <style:paragraph-properties style:text-autospace="none">
        <style:tab-stops>
          <style:tab-stop style:position="2.117cm"/>
        </style:tab-stops>
      </style:paragraph-properties>
    </style:style>
    <style:style style:name="P42" style:family="paragraph">
      <style:paragraph-properties style:text-autospace="none">
        <style:tab-stops/>
      </style:paragraph-properties>
    </style:style>
    <style:style style:name="P43" style:family="paragraph">
      <style:paragraph-properties style:text-autospace="none">
        <style:tab-stops>
          <style:tab-stop style:position="2.117cm"/>
        </style:tab-stops>
      </style:paragraph-properties>
      <style:text-properties style:font-name="方正细黑一_GBK" fo:font-size="7pt" style:font-name-asian="方正黑体_GBK" style:font-size-asian="7pt" style:font-size-complex="7pt"/>
    </style:style>
    <style:style style:name="P44" style:family="paragraph">
      <style:paragraph-properties style:text-autospace="none">
        <style:tab-stops>
          <style:tab-stop style:position="2.312cm"/>
        </style:tab-stops>
      </style:paragraph-properties>
    </style:style>
    <style:style style:name="P45" style:family="paragraph">
      <style:paragraph-properties style:text-autospace="none">
        <style:tab-stops>
          <style:tab-stop style:position="1.203cm"/>
          <style:tab-stop style:position="1.648cm"/>
        </style:tab-stops>
      </style:paragraph-properties>
    </style:style>
    <style:style style:name="P46" style:family="paragraph">
      <style:paragraph-properties style:text-autospace="none">
        <style:tab-stops>
          <style:tab-stop style:position="2.312cm"/>
        </style:tab-stops>
      </style:paragraph-properties>
      <style:text-properties style:font-name="方正细黑一_GBK" fo:font-size="7pt" style:font-name-asian="方正黑体_GBK" style:font-size-asian="7pt" style:font-size-complex="7pt"/>
    </style:style>
    <style:style style:name="P47" style:family="paragraph">
      <style:paragraph-properties style:text-autospace="none">
        <style:tab-stops>
          <style:tab-stop style:position="1.203cm"/>
          <style:tab-stop style:position="1.6cm"/>
        </style:tab-stops>
      </style:paragraph-properties>
    </style:style>
    <style:style style:name="P48" style:family="paragraph">
      <style:paragraph-properties fo:text-align="start" style:text-autospace="none"/>
    </style:style>
    <style:style style:name="P49" style:family="paragraph">
      <style:paragraph-properties fo:text-align="end" style:text-autospace="none"/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P50" style:family="paragraph">
      <style:paragraph-properties style:text-autospace="none">
        <style:tab-stops>
          <style:tab-stop style:position="0.961cm"/>
        </style:tab-stops>
      </style:paragraph-properties>
    </style:style>
    <style:style style:name="P51" style:family="paragraph">
      <style:paragraph-properties style:text-autospace="none">
        <style:tab-stops>
          <style:tab-stop style:position="0.961cm"/>
        </style:tab-stops>
      </style:paragraph-properties>
      <style:text-properties style:font-name="方正细黑一_GBK" fo:font-size="7pt" style:font-name-asian="方正细黑一_GBK" style:font-size-asian="7pt" style:font-size-complex="7pt"/>
    </style:style>
    <style:style style:name="P52" style:family="paragraph">
      <style:paragraph-properties style:text-autospace="none"/>
      <style:text-properties style:font-name="Liberation Sans Narrow1" fo:font-size="7pt" style:font-name-asian="方正细黑一_GBK2" style:font-size-asian="7pt" style:font-size-complex="7pt"/>
    </style:style>
    <style:style style:name="P53" style:family="paragraph">
      <style:paragraph-properties style:text-autospace="none"/>
      <style:text-properties style:font-name="Liberation Sans Narrow" fo:font-size="7pt" style:font-name-asian="方正细黑一_GBK" style:font-size-asian="7pt" style:font-size-complex="7pt"/>
    </style:style>
    <style:style style:name="P54" style:family="paragraph">
      <style:paragraph-properties style:text-autospace="none"/>
      <style:text-properties style:font-name="方正细黑一_GBK" fo:font-size="7pt" style:font-name-asian="方正细黑一_GBK" style:font-size-asian="6pt" style:font-size-complex="7pt"/>
    </style:style>
    <style:style style:name="P55" style:family="paragraph">
      <style:paragraph-properties fo:text-align="center"/>
      <style:text-properties style:font-name="Liberation Sans Narrow" fo:font-size="6.5pt" style:font-name-asian="方正黑体_GBK1" style:font-size-asian="6.5pt" style:font-size-complex="6.5pt"/>
    </style:style>
    <style:style style:name="P56" style:family="paragraph">
      <style:paragraph-properties style:text-autospace="none">
        <style:tab-stops>
          <style:tab-stop style:position="2.765cm"/>
        </style:tab-stops>
      </style:paragraph-properties>
    </style:style>
    <style:style style:name="P57" style:family="paragraph">
      <style:paragraph-properties style:text-autospace="none">
        <style:tab-stops>
          <style:tab-stop style:position="2.778cm"/>
        </style:tab-stops>
      </style:paragraph-properties>
    </style:style>
    <style:style style:name="P58" style:family="paragraph">
      <style:paragraph-properties style:text-autospace="none">
        <style:tab-stops>
          <style:tab-stop style:position="2.289cm"/>
          <style:tab-stop style:position="4.538cm"/>
        </style:tab-stops>
      </style:paragraph-properties>
    </style:style>
    <style:style style:name="P59" style:family="paragraph">
      <style:paragraph-properties style:text-autospace="none">
        <style:tab-stops>
          <style:tab-stop style:position="2.289cm"/>
          <style:tab-stop style:position="4.538cm"/>
        </style:tab-stops>
      </style:paragraph-properties>
      <style:text-properties style:font-name="方正细黑一_GBK" fo:font-size="7pt" style:font-name-asian="方正细黑一_GBK" style:font-size-asian="7pt" style:font-size-complex="7pt"/>
    </style:style>
    <style:style style:name="P60" style:family="paragraph">
      <style:paragraph-properties style:text-autospace="none"/>
      <style:text-properties style:font-name="方正细黑一_GBK" fo:font-size="6pt" style:font-name-asian="方正细黑一_GBK" style:font-size-asian="6pt" style:font-size-complex="6pt"/>
    </style:style>
    <style:style style:name="P61" style:family="paragraph">
      <style:paragraph-properties style:text-autospace="none">
        <style:tab-stops>
          <style:tab-stop style:position="2.289cm"/>
          <style:tab-stop style:position="4.538cm"/>
        </style:tab-stops>
      </style:paragraph-properties>
      <style:text-properties style:font-name="方正细黑一_GBK" fo:font-size="6pt" style:font-name-asian="方正细黑一_GBK" style:font-size-asian="6pt" style:font-size-complex="6pt"/>
    </style:style>
    <style:style style:name="P62" style:family="paragraph">
      <style:paragraph-properties fo:text-align="start" style:text-autospace="none"/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style:font-name="URW Gothic L" fo:font-size="7pt" style:font-size-asian="7pt" style:font-size-complex="7pt"/>
    </style:style>
    <style:style style:name="T2" style:family="text">
      <style:text-properties fo:color="#ffff66" fo:font-size="7.5pt" fo:font-weight="bold" style:font-size-asian="7.5pt" style:font-weight-asian="bold" style:font-size-complex="7.5pt" style:font-weight-complex="bold"/>
    </style:style>
    <style:style style:name="T3" style:family="text">
      <style:text-properties fo:color="#ffffff" fo:font-size="7.5pt" style:font-size-asian="7.5pt" style:font-size-complex="7.5pt"/>
    </style:style>
    <style:style style:name="T4" style:family="text">
      <style:text-properties fo:color="#000000" fo:font-size="7.5pt" style:font-size-asian="7.5pt" style:font-size-complex="7.5pt"/>
    </style:style>
    <style:style style:name="T5" style:family="text">
      <style:text-properties style:font-name="URW Gothic L" fo:font-size="5pt" style:font-name-asian="URW Gothic L" style:font-size-asian="5pt" style:font-size-complex="5pt"/>
    </style:style>
    <style:style style:name="T6" style:family="text">
      <style:text-properties style:text-position="super 58%" style:font-name="URW Gothic L" fo:font-size="7pt" style:font-size-asian="7pt" style:font-size-complex="7pt"/>
    </style:style>
    <style:style style:name="T7" style:family="text">
      <style:text-properties fo:color="#666666" style:font-name="URW Gothic L" fo:font-size="6.5pt" style:font-size-asian="6.5pt" style:font-size-complex="6.5pt"/>
    </style:style>
    <style:style style:name="T8" style:family="text">
      <style:text-properties fo:color="#ff3333" style:font-name="URW Gothic L" fo:font-size="6.5pt" style:font-size-asian="6.5pt" style:font-size-complex="6.5pt"/>
    </style:style>
    <style:style style:name="T9" style:family="text">
      <style:text-properties fo:color="#666666" style:font-name="方正细黑一_GBK" fo:font-size="5.5pt" style:font-name-asian="方正细黑一_GBK" style:font-size-asian="5.5pt" style:font-size-complex="5.5pt"/>
    </style:style>
    <style:style style:name="T10" style:family="text">
      <style:text-properties fo:color="#ff6600" style:font-name="方正细黑一_GBK" fo:font-size="5.5pt" fo:font-weight="bold" style:font-name-asian="方正细黑一_GBK" style:font-size-asian="5.5pt" style:font-weight-asian="bold" style:font-size-complex="5.5pt" style:font-weight-complex="bold"/>
    </style:style>
    <style:style style:name="T11" style:family="text">
      <style:text-properties style:font-name="URW Gothic L" fo:font-size="7.5pt" style:font-size-asian="7.5pt" style:font-size-complex="7.5pt"/>
    </style:style>
    <style:style style:name="T12" style:family="text">
      <style:text-properties fo:color="#ffff00" fo:font-size="7.5pt" fo:font-weight="bold" style:font-size-asian="7.5pt" style:font-weight-asian="bold" style:font-size-complex="7.5pt" style:font-weight-complex="bold"/>
    </style:style>
    <style:style style:name="T13" style:family="text"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T14" style:family="text">
      <style:text-properties style:font-name="方正黑体_GBK" fo:font-size="7pt" style:font-name-asian="方正黑体_GBK" style:font-size-asian="7pt" style:font-size-complex="7pt"/>
    </style:style>
    <style:style style:name="T15" style:family="text">
      <style:text-properties style:font-name="方正细黑一_GBK" fo:font-size="7pt" style:font-size-asian="7pt" style:font-size-complex="7pt"/>
    </style:style>
    <style:style style:name="T16" style:family="text">
      <style:text-properties style:text-line-through-style="none" style:font-name="Liberation Sans Narrow" fo:font-size="7pt" style:font-name-asian="方正细黑一_GBK" style:font-size-asian="7pt" style:font-size-complex="7pt"/>
    </style:style>
    <style:style style:name="T17" style:family="text">
      <style:text-properties style:text-line-through-style="none" style:font-name="方正细黑一_GBK" fo:font-size="7pt" style:font-name-asian="方正细黑一_GBK" style:font-size-asian="7pt" style:font-size-complex="7pt"/>
    </style:style>
    <style:style style:name="T18" style:family="text">
      <style:text-properties style:font-name="方正细黑一_GBK" fo:font-size="7pt" style:font-name-asian="方正细黑一_GBK" style:font-size-asian="7pt" style:font-size-complex="7pt"/>
    </style:style>
    <style:style style:name="T19" style:family="text">
      <style:text-properties fo:color="#ff0000" style:text-position="super 58%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style:text-position="super 58%" style:font-name="方正细黑一_GBK" fo:font-size="7pt" style:font-name-asian="方正细黑一_GBK" style:font-size-asian="7pt" style:font-size-complex="7pt"/>
    </style:style>
    <style:style style:name="T21" style:family="text">
      <style:text-properties style:font-name="Liberation Sans Narrow" fo:font-size="7pt" style:font-name-asian="Liberation Sans Narrow" style:font-size-asian="7pt" style:font-size-complex="7pt"/>
    </style:style>
    <style:style style:name="T22" style:family="text">
      <style:text-properties style:font-name="文泉驿等宽微米黑" fo:font-size="7pt" style:font-size-asian="7pt" style:font-size-complex="7pt"/>
    </style:style>
    <style:style style:name="T23" style:family="text">
      <style:text-properties style:font-name="文泉驿等宽微米黑" fo:font-size="7pt" style:font-name-asian="文泉驿等宽微米黑" style:font-size-asian="7pt" style:font-size-complex="7pt"/>
    </style:style>
    <style:style style:name="T24" style:family="text">
      <style:text-properties style:font-name="文泉驿等宽微米黑" fo:font-size="7pt" style:font-name-asian="方正细黑一_GBK" style:font-size-asian="7pt" style:font-size-complex="7pt"/>
    </style:style>
    <style:style style:name="T25" style:family="text">
      <style:text-properties fo:font-size="6.5pt" style:font-size-asian="6.5pt" style:font-size-complex="6.5pt"/>
    </style:style>
    <style:style style:name="T26" style:family="text">
      <style:text-properties fo:color="#3333ff" style:font-name="方正书宋_GBK" fo:font-size="10.5pt" fo:text-shadow="1pt 1pt" fo:font-weight="bold" style:font-size-asian="10.5pt" style:font-weight-asian="bold" style:font-size-complex="10.5pt" style:font-weight-complex="bold"/>
    </style:style>
    <style:style style:name="T27" style:family="text">
      <style:text-properties style:font-name="方正黑体_GBK" fo:font-size="6pt" style:font-name-asian="方正黑体_GBK" style:font-size-asian="6pt" style:font-size-complex="6pt"/>
    </style:style>
    <style:style style:name="T28" style:family="text">
      <style:text-properties style:font-name="方正细黑一_GBK" fo:font-size="7pt" style:font-name-asian="方正黑体_GBK" style:font-size-asian="7pt" style:font-size-complex="7pt"/>
    </style:style>
    <style:style style:name="T29" style:family="text">
      <style:text-properties style:font-name="方正细黑一_GBK" fo:font-size="6pt" style:font-name-asian="方正黑体_GBK" style:font-size-asian="6pt" style:font-size-complex="6pt"/>
    </style:style>
    <style:style style:name="T30" style:family="text">
      <style:text-properties style:font-name="Liberation Sans Narrow" fo:font-size="7pt" style:font-name-asian="方正黑体_GBK" style:font-size-asian="7pt" style:font-size-complex="7pt"/>
    </style:style>
    <style:style style:name="T31" style:family="text">
      <style:text-properties style:font-name="方正细黑一_GBK" fo:font-size="6pt" style:font-name-asian="方正细黑一_GBK" style:font-size-asian="6pt" style:font-size-complex="6pt"/>
    </style:style>
    <style:style style:name="T32" style:family="text">
      <style:text-properties style:font-name="方正细黑一_GBK" fo:font-size="7pt" style:text-underline-style="solid" style:text-underline-width="auto" style:text-underline-color="font-color" fo:font-weight="normal" style:font-name-asian="方正细黑一_GBK" style:font-size-asian="7pt" style:font-weight-asian="normal" style:font-size-complex="7pt" style:font-weight-complex="normal"/>
    </style:style>
    <style:style style:name="T33" style:family="text">
      <style:text-properties style:font-name="方正细黑一_GBK" fo:font-size="7pt" style:text-underline-style="solid" style:text-underline-width="auto" style:text-underline-color="font-color" style:font-name-asian="方正细黑一_GBK" style:font-size-asian="7pt" style:font-size-complex="7pt"/>
    </style:style>
    <style:style style:name="T34" style:family="text">
      <style:text-properties style:font-name="方正细黑一_GBK" fo:font-size="7pt" style:text-underline-style="none" style:font-name-asian="方正细黑一_GBK" style:font-size-asian="7pt" style:font-size-complex="7pt"/>
    </style:style>
    <style:style style:name="T35" style:family="text">
      <style:text-properties style:font-name="Liberation Sans Narrow" fo:font-size="7pt" style:font-name-asian="方正细黑一_GBK" style:font-size-asian="7pt" style:font-size-complex="7pt"/>
    </style:style>
    <style:style style:name="T36" style:family="text">
      <style:text-properties style:font-name="Liberation Sans Narrow" fo:font-size="6pt" style:font-name-asian="方正细黑一_GBK" style:font-size-asian="6pt" style:font-size-complex="6pt"/>
    </style:style>
    <style:style style:name="T37" style:family="text">
      <style:text-properties style:font-name="Liberation Sans Narrow1" fo:font-size="7pt" style:font-name-asian="方正细黑一_GBK2" style:font-size-asian="7pt" style:font-size-complex="7pt"/>
    </style:style>
    <style:style style:name="T38" style:family="text">
      <style:text-properties style:font-name="Liberation Sans Narrow1" fo:font-size="6pt" style:font-name-asian="方正细黑一_GBK2" style:font-size-asian="6pt" style:font-size-complex="6pt"/>
    </style:style>
    <style:style style:name="T39" style:family="text">
      <style:text-properties style:font-name="Liberation Sans Narrow" fo:font-size="7pt" style:font-name-asian="方正细黑一_GBK" style:font-size-asian="6pt" style:font-size-complex="6pt"/>
    </style:style>
    <style:style style:name="T40" style:family="text">
      <style:text-properties style:font-name="Liberation Sans Narrow" fo:font-size="7pt" style:font-name-asian="方正细黑一_GBK" style:font-size-asian="6pt" style:font-size-complex="7pt"/>
    </style:style>
    <style:style style:name="T41" style:family="text">
      <style:text-properties style:font-name="Liberation Sans Narrow" fo:font-size="6.5pt" style:font-name-asian="方正黑体_GBK1" style:font-size-asian="6.5pt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frame draw:style-name="gr1" draw:text-style-name="P1" draw:layer="layout" svg:width="1.3cm" svg:height="0.31cm" svg:x="4.3cm" svg:y="1.545cm">
            <draw:text-box>
              <text:p><text:span text:style-name="T1">5V0</text:span></text:p>
            </draw:text-box>
          </draw:frame>
          <draw:custom-shape draw:style-name="gr2" draw:text-style-name="P3" draw:layer="layout" svg:width="0.4cm" svg:height="0.4cm" svg:x="3.7cm" svg:y="1.5cm">
            <text:p text:style-name="P2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4cm" svg:height="0.4cm" svg:x="3.7cm" svg:y="1.9cm">
            <text:p text:style-name="P2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4cm" svg:height="0.4cm" svg:x="3.7cm" svg:y="2.3cm">
            <text:p text:style-name="P2"><text:span text:style-name="T3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4" draw:text-style-name="P2" draw:layer="layout" svg:width="0.499cm" svg:height="0.499cm" svg:x="3.7cm" svg:y="1.4cm" svg:viewBox="0 0 500 500" draw:points="0,0 500,0 500,500">
            <text:p/>
          </draw:polyline>
          <draw:custom-shape draw:style-name="gr5" draw:text-style-name="P6" draw:layer="layout" svg:width="0.4cm" svg:height="0.4cm" svg:x="3.7cm" svg:y="2.7cm">
            <text:p text:style-name="P2"><text:span text:style-name="T4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4cm" svg:x="3.7cm" svg:y="3.1cm">
            <text:p text:style-name="P2"><text:span text:style-name="T4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7cm" svg:y="3.5cm">
            <text:p text:style-name="P2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4cm" svg:height="0.4cm" svg:x="3.7cm" svg:y="3.9cm">
            <text:p text:style-name="P2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7cm" svg:y="4.3cm">
            <text:p text:style-name="P2"><text:span text:style-name="T4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7cm" svg:y="4.7cm">
            <text:p text:style-name="P2"><text:span text:style-name="T4">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7cm" svg:y="5.5cm">
            <text:p text:style-name="P2"><text:span text:style-name="T4">2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4cm" svg:height="0.4cm" svg:x="3.7cm" svg:y="5.1cm">
            <text:p text:style-name="P2"><text:span text:style-name="T3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4cm" svg:height="0.4cm" svg:x="3.7cm" svg:y="5.9cm">
            <text:p text:style-name="P2"><text:span text:style-name="T4">2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4cm" svg:height="0.4cm" svg:x="3.7cm" svg:y="6.3cm">
            <text:p text:style-name="P2"><text:span text:style-name="T4">2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4cm" svg:height="0.4cm" svg:x="3.3cm" svg:y="1.5cm">
            <text:p text:style-name="P2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4cm" svg:height="0.4cm" svg:x="3.3cm" svg:y="1.9cm">
            <text:p text:style-name="P2"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4cm" svg:height="0.4cm" svg:x="3.3cm" svg:y="2.3cm">
            <text:p text:style-name="P2"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3cm" svg:y="2.7cm">
            <text:p text:style-name="P2"><text:span text:style-name="T4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4cm" svg:height="0.4cm" svg:x="3.3cm" svg:y="3.1cm">
            <text:p text:style-name="P2"><text:span text:style-name="T3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3cm" svg:y="3.5cm">
            <text:p text:style-name="P2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3cm" svg:y="3.9cm">
            <text:p text:style-name="P2"><text:span text:style-name="T4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3cm" svg:y="4.3cm">
            <text:p text:style-name="P2"><text:span text:style-name="T4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4cm" svg:height="0.4cm" svg:x="3.3cm" svg:y="6.3cm">
            <text:p text:style-name="P2"><text:span text:style-name="T3">2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4cm" svg:height="0.4cm" svg:x="3.3cm" svg:y="4.7cm">
            <text:p text:style-name="P2"><text:span text:style-name="T3">17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4cm" svg:height="0.4cm" svg:x="3.3cm" svg:y="5.1cm">
            <text:p text:style-name="P2"><text:span text:style-name="T4">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4cm" svg:height="0.4cm" svg:x="3.3cm" svg:y="5.5cm">
            <text:p text:style-name="P2"><text:span text:style-name="T4">2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4cm" svg:height="0.4cm" svg:x="3.3cm" svg:y="5.9cm">
            <text:p text:style-name="P2"><text:span text:style-name="T4">2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1.3cm" svg:height="0.31cm" svg:x="5.2cm" svg:y="6.345cm">
            <draw:text-box>
              <text:p text:style-name="P7"><text:span text:style-name="T1">CE1</text:span><text:span text:style-name="T1"><text:tab/></text:span><text:span text:style-name="T1">SPI</text:span></text:p>
            </draw:text-box>
          </draw:frame>
          <draw:frame draw:style-name="gr1" draw:text-style-name="P1" draw:layer="layout" svg:width="1.3cm" svg:height="0.31cm" svg:x="5.2cm" svg:y="3.145cm">
            <draw:text-box>
              <text:p text:style-name="P8"><text:span text:style-name="T1">RXD</text:span><text:span text:style-name="T1"><text:tab/></text:span><text:span text:style-name="T1">串口</text:span></text:p>
            </draw:text-box>
          </draw:frame>
          <draw:frame draw:style-name="gr1" draw:text-style-name="P1" draw:layer="layout" svg:width="1.3cm" svg:height="0.31cm" svg:x="4.3cm" svg:y="1.945cm">
            <draw:text-box>
              <text:p><text:span text:style-name="T1">5V0</text:span></text:p>
            </draw:text-box>
          </draw:frame>
          <draw:frame draw:style-name="gr1" draw:text-style-name="P1" draw:layer="layout" svg:width="1.3cm" svg:height="0.31cm" svg:x="4.2cm" svg:y="2.345cm">
            <draw:text-box>
              <text:p><text:span text:style-name="T1">GND</text:span></text:p>
            </draw:text-box>
          </draw:frame>
          <draw:frame draw:style-name="gr1" draw:text-style-name="P1" draw:layer="layout" svg:width="1.3cm" svg:height="0.31cm" svg:x="5.2cm" svg:y="2.745cm">
            <draw:text-box>
              <text:p text:style-name="P8"><text:span text:style-name="T1">TXD</text:span><text:span text:style-name="T1"><text:tab/></text:span><text:span text:style-name="T1">串口</text:span></text:p>
            </draw:text-box>
          </draw:frame>
          <draw:frame draw:style-name="gr1" draw:text-style-name="P1" draw:layer="layout" svg:width="1.3cm" svg:height="0.31cm" svg:x="5.2cm" svg:y="3.545cm">
            <draw:text-box>
              <text:p><text:span text:style-name="T1">GPIO</text:span></text:p>
            </draw:text-box>
          </draw:frame>
          <draw:frame draw:style-name="gr1" draw:text-style-name="P1" draw:layer="layout" svg:width="1.3cm" svg:height="0.31cm" svg:x="4.2cm" svg:y="5.145cm">
            <draw:text-box>
              <text:p><text:span text:style-name="T1">GND</text:span></text:p>
            </draw:text-box>
          </draw:frame>
          <draw:frame draw:style-name="gr1" draw:text-style-name="P1" draw:layer="layout" svg:width="1.3cm" svg:height="0.31cm" svg:x="4.2cm" svg:y="3.945cm">
            <draw:text-box>
              <text:p><text:span text:style-name="T1">GND</text:span></text:p>
            </draw:text-box>
          </draw:frame>
          <draw:frame draw:style-name="gr1" draw:text-style-name="P1" draw:layer="layout" svg:width="1.3cm" svg:height="0.31cm" svg:x="5.2cm" svg:y="4.345cm">
            <draw:text-box>
              <text:p><text:span text:style-name="T1">GPIO</text:span></text:p>
            </draw:text-box>
          </draw:frame>
          <draw:frame draw:style-name="gr1" draw:text-style-name="P1" draw:layer="layout" svg:width="1.3cm" svg:height="0.31cm" svg:x="5.2cm" svg:y="4.745cm">
            <draw:text-box>
              <text:p><text:span text:style-name="T1">GPIO</text:span></text:p>
            </draw:text-box>
          </draw:frame>
          <draw:frame draw:style-name="gr1" draw:text-style-name="P1" draw:layer="layout" svg:width="1.3cm" svg:height="0.31cm" svg:x="5.2cm" svg:y="5.945cm">
            <draw:text-box>
              <text:p text:style-name="P7"><text:span text:style-name="T1">CE0</text:span><text:span text:style-name="T1"><text:tab/></text:span><text:span text:style-name="T1">SPI</text:span></text:p>
            </draw:text-box>
          </draw:frame>
          <draw:frame draw:style-name="gr1" draw:text-style-name="P1" draw:layer="layout" svg:width="1.3cm" svg:height="0.31cm" svg:x="5.2cm" svg:y="5.545cm">
            <draw:text-box>
              <text:p><text:span text:style-name="T1">GPIO</text:span></text:p>
            </draw:text-box>
          </draw:frame>
          <draw:frame draw:style-name="gr1" draw:text-style-name="P10" draw:layer="layout" svg:width="2.2cm" svg:height="0.31cm" svg:x="1cm" svg:y="1.545cm">
            <draw:text-box>
              <text:p text:style-name="P9"><text:span text:style-name="T5">所有</text:span><text:span text:style-name="T5">3V3</text:span><text:span text:style-name="T5">输出≤</text:span><text:span text:style-name="T5">50mA <text:s/></text:span><text:span text:style-name="T1">3V3</text:span></text:p>
            </draw:text-box>
          </draw:frame>
          <draw:frame draw:style-name="gr1" draw:text-style-name="P1" draw:layer="layout" svg:width="1.4cm" svg:height="0.31cm" svg:x="0.8cm" svg:y="6.345cm">
            <draw:text-box>
              <text:p text:style-name="P11"><text:span text:style-name="T1">GND</text:span></text:p>
            </draw:text-box>
          </draw:frame>
          <draw:frame draw:style-name="gr1" draw:text-style-name="P1" draw:layer="layout" svg:width="1.4cm" svg:height="0.31cm" svg:x="1.8cm" svg:y="3.145cm">
            <draw:text-box>
              <text:p text:style-name="P12"><text:span text:style-name="T1">GND</text:span></text:p>
            </draw:text-box>
          </draw:frame>
          <draw:frame draw:style-name="gr1" draw:text-style-name="P14" draw:layer="layout" svg:width="1.4cm" svg:height="0.31cm" svg:x="0.8cm" svg:y="2.745cm">
            <draw:text-box>
              <text:p text:style-name="P13"><text:span text:style-name="T1">GPIO</text:span></text:p>
            </draw:text-box>
          </draw:frame>
          <draw:frame draw:style-name="gr1" draw:text-style-name="P1" draw:layer="layout" svg:width="1.4cm" svg:height="0.31cm" svg:x="0.8cm" svg:y="3.545cm">
            <draw:text-box>
              <text:p text:style-name="P15"><text:span text:style-name="T1">GPIO</text:span></text:p>
            </draw:text-box>
          </draw:frame>
          <draw:frame draw:style-name="gr1" draw:text-style-name="P1" draw:layer="layout" svg:width="1.4cm" svg:height="0.31cm" svg:x="0.8cm" svg:y="5.145cm">
            <draw:text-box>
              <text:p text:style-name="P15"><text:span text:style-name="T1">SPI <text:s/>MOSI</text:span></text:p>
            </draw:text-box>
          </draw:frame>
          <draw:frame draw:style-name="gr1" draw:text-style-name="P1" draw:layer="layout" svg:width="1.4cm" svg:height="0.31cm" svg:x="0.8cm" svg:y="3.945cm">
            <draw:text-box>
              <text:p text:style-name="P15"><text:span text:style-name="T5">旧</text:span><text:span text:style-name="T5">:21 <text:s/></text:span><text:span text:style-name="T1">GPIO</text:span></text:p>
            </draw:text-box>
          </draw:frame>
          <draw:frame draw:style-name="gr1" draw:text-style-name="P1" draw:layer="layout" svg:width="1.4cm" svg:height="0.31cm" svg:x="0.8cm" svg:y="4.345cm">
            <draw:text-box>
              <text:p text:style-name="P15"><text:span text:style-name="T1">GPIO</text:span></text:p>
            </draw:text-box>
          </draw:frame>
          <draw:frame draw:style-name="gr1" draw:text-style-name="P1" draw:layer="layout" svg:width="1.4cm" svg:height="0.31cm" svg:x="1.8cm" svg:y="4.745cm">
            <draw:text-box>
              <text:p text:style-name="P15"><text:span text:style-name="T1">3V3</text:span></text:p>
            </draw:text-box>
          </draw:frame>
          <draw:frame draw:style-name="gr1" draw:text-style-name="P1" draw:layer="layout" svg:width="1.4cm" svg:height="0.31cm" svg:x="0.8cm" svg:y="5.945cm">
            <draw:text-box>
              <text:p text:style-name="P11"><text:span text:style-name="T1">SPI <text:s/>SCLK</text:span></text:p>
            </draw:text-box>
          </draw:frame>
          <draw:frame draw:style-name="gr1" draw:text-style-name="P1" draw:layer="layout" svg:width="1.4cm" svg:height="0.31cm" svg:x="0.8cm" svg:y="5.545cm">
            <draw:text-box>
              <text:p text:style-name="P15"><text:span text:style-name="T1">SPI <text:s/>MISO</text:span></text:p>
            </draw:text-box>
          </draw:frame>
          <draw:frame draw:style-name="gr10" draw:text-style-name="P17" draw:layer="layout" svg:width="1.5cm" svg:height="0.31cm" svg:x="0.7cm" svg:y="1.945cm">
            <draw:text-box>
              <text:p text:style-name="P16"><text:span text:style-name="T5">旧</text:span><text:span text:style-name="T5">:0 </text:span><text:span text:style-name="T1">I</text:span><text:span text:style-name="T6">2</text:span><text:span text:style-name="T1">C1 SDA</text:span></text:p>
            </draw:text-box>
          </draw:frame>
          <draw:custom-shape draw:style-name="gr11" draw:text-style-name="P18" draw:layer="layout" svg:width="0.4cm" svg:height="0.4cm" svg:x="4.2cm" svg:y="2.7cm">
            <text:p text:style-name="P2"><text:span text:style-name="T7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4.2cm" svg:y="3.1cm">
            <text:p text:style-name="P2"><text:span text:style-name="T7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4.2cm" svg:y="3.5cm">
            <text:p text:style-name="P2"><text:span text:style-name="T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4.2cm" svg:y="4.3cm">
            <text:p text:style-name="P2"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4.2cm" svg:y="4.7cm">
            <text:p text:style-name="P2"><text:span text:style-name="T7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4.2cm" svg:y="5.5cm">
            <text:p text:style-name="P2"><text:span text:style-name="T7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4.2cm" svg:y="5.9cm">
            <text:p text:style-name="P2"><text:span text:style-name="T7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4.2cm" svg:y="6.3cm">
            <text:p text:style-name="P2"><text:span text:style-name="T7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2.7cm">
            <text:p text:style-name="P2"><text:span text:style-name="T8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3.1cm">
            <text:p text:style-name="P2"><text:span text:style-name="T8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3.5cm">
            <text:p text:style-name="P2"><text:span text:style-name="T8">1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4.3cm">
            <text:p text:style-name="P2"><text:span text:style-name="T8">2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4.7cm">
            <text:p text:style-name="P2"><text:span text:style-name="T8">2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5.5cm">
            <text:p text:style-name="P2"><text:span text:style-name="T8">2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5.9cm">
            <text:p text:style-name="P2"><text:span text:style-name="T8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6.3cm">
            <text:p text:style-name="P2"><text:span text:style-name="T8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1.9cm">
            <text:p text:style-name="P2"><text:span text:style-name="T7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2.3cm">
            <text:p text:style-name="P2"><text:span text:style-name="T7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2.7cm">
            <text:p text:style-name="P2"><text:span text:style-name="T7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3.5cm">
            <text:p text:style-name="P2"><text:span text:style-name="T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3.9cm">
            <text:p text:style-name="P2"><text:span text:style-name="T7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4.3cm">
            <text:p text:style-name="P2"><text:span text:style-name="T7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5.1cm">
            <text:p text:style-name="P2"><text:span text:style-name="T7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5.5cm">
            <text:p text:style-name="P2"><text:span text:style-name="T7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5.9cm">
            <text:p text:style-name="P2"><text:span text:style-name="T7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1.9cm">
            <text:p text:style-name="P2"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2.3cm">
            <text:p text:style-name="P2"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2.7cm">
            <text:p text:style-name="P2"><text:span text:style-name="T8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3.5cm">
            <text:p text:style-name="P2"><text:span text:style-name="T8">1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3.9cm">
            <text:p text:style-name="P2"><text:span text:style-name="T8">2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4.3cm">
            <text:p text:style-name="P2"><text:span text:style-name="T8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5.1cm">
            <text:p text:style-name="P2"><text:span text:style-name="T8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5.5cm">
            <text:p text:style-name="P2"><text:span text:style-name="T8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5.9cm">
            <text:p text:style-name="P2"><text:span text:style-name="T8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draw:layer="layout" svg:width="0.9cm" svg:height="0.5cm" svg:x="2.3cm" svg:y="6.6cm">
            <text:p text:style-name="P2"><text:span text:style-name="T9">WiringPi</text:span></text:p>
            <text:p text:style-name="P2"><text:span text:style-name="T9">编号</text:span></text:p>
            <draw:enhanced-geometry svg:viewBox="0 0 21600 21600" draw:glue-points="10800 0 0 10800 10800 21600 21600 10800 ?f40 ?f41" draw:text-areas="0 0 21600 21600" draw:type="rectangular-callout" draw:modifiers="16493.6736958935 -12373.65269461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4" draw:text-style-name="P21" draw:layer="layout" svg:width="1.1cm" svg:height="0.6cm" svg:x="4.9cm" svg:y="1.9cm">
            <text:p text:style-name="P2"><text:span text:style-name="T10">GPIO</text:span></text:p>
            <text:p text:style-name="P2"><text:span text:style-name="T10">硬件编号</text:span></text:p>
            <draw:enhanced-geometry svg:viewBox="0 0 21600 21600" draw:glue-points="10800 0 0 10800 10800 21600 21600 10800 ?f40 ?f41" draw:text-areas="0 0 21600 21600" draw:type="rectangular-callout" draw:modifiers="2530.79019073569 28212.97836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5" draw:text-style-name="P22" draw:layer="layout" svg:width="0.307cm" svg:height="0.34cm" svg:x="3.9cm" svg:y="1.1cm">
            <draw:text-box>
              <text:p><text:span text:style-name="T11">P1</text:span></text:p>
            </draw:text-box>
          </draw:frame>
          <draw:custom-shape draw:style-name="gr9" draw:text-style-name="P6" draw:layer="layout" svg:width="0.4cm" svg:height="0.4cm" svg:x="3.7cm" svg:y="7.6cm">
            <text:p text:style-name="P2"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7cm" svg:y="8cm">
            <text:p text:style-name="P2"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4cm" svg:height="0.4cm" svg:x="3.7cm" svg:y="8.4cm">
            <text:p text:style-name="P2"><text:span text:style-name="T3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1.3cm" svg:height="0.31cm" svg:x="4.2cm" svg:y="8.445cm">
            <draw:text-box>
              <text:p><text:span text:style-name="T1">GND</text:span></text:p>
            </draw:text-box>
          </draw:frame>
          <draw:frame draw:style-name="gr1" draw:text-style-name="P1" draw:layer="layout" svg:width="1.3cm" svg:height="0.31cm" svg:x="5.2cm" svg:y="7.645cm">
            <draw:text-box>
              <text:p><text:span text:style-name="T1">I</text:span><text:span text:style-name="T6">2</text:span><text:span text:style-name="T1">C0 SDA</text:span></text:p>
            </draw:text-box>
          </draw:frame>
          <draw:frame draw:style-name="gr1" draw:text-style-name="P1" draw:layer="layout" svg:width="1.3cm" svg:height="0.31cm" svg:x="5.2cm" svg:y="8.045cm">
            <draw:text-box>
              <text:p><text:span text:style-name="T1">GPIO</text:span></text:p>
            </draw:text-box>
          </draw:frame>
          <draw:custom-shape draw:style-name="gr11" draw:text-style-name="P18" draw:layer="layout" svg:width="0.4cm" svg:height="0.4cm" svg:x="4.2cm" svg:y="7.6cm">
            <text:p text:style-name="P2"><text:span text:style-name="T7">1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4.2cm" svg:y="8cm">
            <text:p text:style-name="P2"><text:span text:style-name="T7">1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7.6cm">
            <text:p text:style-name="P2"><text:span text:style-name="T8">2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4.7cm" svg:y="8cm">
            <text:p text:style-name="P2"><text:span text:style-name="T8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1.3cm" svg:height="0.31cm" svg:x="4.3cm" svg:y="7.245cm">
            <draw:text-box>
              <text:p><text:span text:style-name="T1">5V0</text:span></text:p>
            </draw:text-box>
          </draw:frame>
          <draw:custom-shape draw:style-name="gr2" draw:text-style-name="P23" draw:layer="layout" svg:width="0.4cm" svg:height="0.4cm" svg:x="3.7cm" svg:y="7.2cm">
            <text:p text:style-name="P2"><text:span text:style-name="T12">1</text:span></text:p>
            <draw:enhanced-geometry svg:viewBox="0 0 21600 21600" draw:type="rectangle" draw:enhanced-path="M 0 0 L 21600 0 21600 21600 0 21600 0 0 Z N"/>
          </draw:custom-shape>
          <draw:polyline draw:style-name="gr4" draw:text-style-name="P2" draw:layer="layout" svg:width="0.499cm" svg:height="0.499cm" svg:x="3.7cm" svg:y="7.1cm" svg:viewBox="0 0 500 500" draw:points="0,0 500,0 500,500">
            <text:p/>
          </draw:polyline>
          <draw:custom-shape draw:style-name="gr8" draw:text-style-name="P5" draw:layer="layout" svg:width="0.4cm" svg:height="0.4cm" svg:x="3.3cm" svg:y="7.2cm">
            <text:p text:style-name="P2"><text:span text:style-name="T3">2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4cm" svg:height="0.31cm" svg:x="1.8cm" svg:y="7.245cm">
            <draw:text-box>
              <text:p text:style-name="P15"><text:span text:style-name="T1">3V3</text:span></text:p>
            </draw:text-box>
          </draw:frame>
          <draw:frame draw:style-name="gr15" draw:text-style-name="P22" draw:layer="layout" svg:width="0.307cm" svg:height="0.34cm" svg:x="3.9cm" svg:y="6.8cm">
            <draw:text-box>
              <text:p><text:span text:style-name="T11">P5</text:span></text:p>
            </draw:text-box>
          </draw:frame>
          <draw:custom-shape draw:style-name="gr9" draw:text-style-name="P6" draw:layer="layout" svg:width="0.4cm" svg:height="0.4cm" svg:x="3.3cm" svg:y="7.6cm">
            <text:p text:style-name="P2"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4cm" svg:height="0.4cm" svg:x="3.3cm" svg:y="8cm">
            <text:p text:style-name="P2"><text:span text:style-name="T4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4cm" svg:height="0.4cm" svg:x="3.3cm" svg:y="8.4cm">
            <text:p text:style-name="P2"><text:span text:style-name="T3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7" draw:layer="layout" svg:width="1.5cm" svg:height="0.31cm" svg:x="0.7cm" svg:y="2.345cm">
            <draw:text-box>
              <text:p text:style-name="P16"><text:span text:style-name="T5">旧</text:span><text:span text:style-name="T5">:1 </text:span><text:span text:style-name="T1">I</text:span><text:span text:style-name="T6">2</text:span><text:span text:style-name="T1">C1 SCL</text:span></text:p>
            </draw:text-box>
          </draw:frame>
          <draw:frame draw:style-name="gr1" draw:text-style-name="P14" draw:layer="layout" svg:width="1.4cm" svg:height="0.31cm" svg:x="0.8cm" svg:y="8.045cm">
            <draw:text-box>
              <text:p text:style-name="P13"><text:span text:style-name="T1">GPIO</text:span></text:p>
            </draw:text-box>
          </draw:frame>
          <draw:custom-shape draw:style-name="gr11" draw:text-style-name="P18" draw:layer="layout" svg:width="0.4cm" svg:height="0.4cm" svg:x="2.8cm" svg:y="7.6cm">
            <text:p text:style-name="P2"><text:span text:style-name="T7">1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0.4cm" svg:height="0.4cm" svg:x="2.8cm" svg:y="8cm">
            <text:p text:style-name="P2"><text:span text:style-name="T7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7.6cm">
            <text:p text:style-name="P2"><text:span text:style-name="T8">2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cm" svg:height="0.4cm" svg:x="2.3cm" svg:y="8cm">
            <text:p text:style-name="P2"><text:span text:style-name="T8">3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7" draw:layer="layout" svg:width="1.5cm" svg:height="0.31cm" svg:x="0.7cm" svg:y="7.645cm">
            <draw:text-box>
              <text:p text:style-name="P16"><text:span text:style-name="T1">I</text:span><text:span text:style-name="T6">2</text:span><text:span text:style-name="T1">C0 SCL</text:span></text:p>
            </draw:text-box>
          </draw:frame>
          <draw:frame draw:style-name="gr1" draw:text-style-name="P1" draw:layer="layout" svg:width="1.4cm" svg:height="0.31cm" svg:x="1.8cm" svg:y="8.445cm">
            <draw:text-box>
              <text:p text:style-name="P11"><text:span text:style-name="T1">GND</text:span></text:p>
            </draw:text-box>
          </draw:frame>
        </draw:g>
        <draw:frame draw:style-name="gr15" draw:text-style-name="P25" draw:layer="layout" svg:width="1.683cm" svg:height="0.369cm" svg:x="6.5cm" svg:y="7cm">
          <draw:text-box>
            <text:p text:style-name="P24"><text:span text:style-name="T13">UART</text:span><text:span text:style-name="T13">串口</text:span></text:p>
          </draw:text-box>
        </draw:frame>
        <draw:frame draw:style-name="gr1" draw:text-style-name="P27" draw:layer="layout" svg:width="6.2cm" svg:height="0.276cm" svg:x="8.3cm" svg:y="7.037cm">
          <draw:text-box>
            <text:p text:style-name="P26"><text:span text:style-name="T14">/dev/ttyAMA0 </text:span><text:span text:style-name="T14">默认</text:span><text:span text:style-name="T14">115200bps 8N1 </text:span><text:span text:style-name="T14">无流控 作为命令行</text:span></text:p>
          </draw:text-box>
        </draw:frame>
        <draw:frame draw:style-name="gr1" draw:text-style-name="P28" draw:layer="layout" svg:width="2.1cm" svg:height="0.587cm" svg:x="0.6cm" svg:y="8.5cm">
          <draw:text-box>
            <text:p text:style-name="P26"><text:span text:style-name="T15">P6:</text:span><text:span text:style-name="T15">短接重启</text:span></text:p>
            <text:p text:style-name="P26"><text:span text:style-name="T15">TP1,2:</text:span><text:span text:style-name="T15">测电源电压</text:span></text:p>
          </draw:text-box>
        </draw:frame>
        <draw:frame draw:style-name="gr1" draw:text-style-name="P29" draw:layer="layout" svg:width="6.3cm" svg:height="0.587cm" svg:x="8.2cm" svg:y="7.369cm">
          <draw:text-box>
            <text:p text:style-name="P26"><text:span text:style-name="T16">/boot/cmdline.txt</text:span><text:span text:style-name="T17">删</text:span><text:span text:style-name="T16">console=ttyAMA0,115200 kgdboc=ttyAMA0,115200</text:span></text:p>
            <text:p text:style-name="P26"><text:span text:style-name="T16">/etc/inittab</text:span><text:span text:style-name="T16">删</text:span><text:span text:style-name="T16">T0:23:respawn:/sbin/getty -L ttyAMA0 115200 vt100</text:span></text:p>
          </draw:text-box>
        </draw:frame>
        <draw:frame draw:style-name="gr16" draw:text-style-name="P30" draw:layer="layout" svg:width="1.721cm" svg:height="0.285cm" svg:x="6.38cm" svg:y="7.515cm">
          <draw:text-box>
            <text:p text:style-name="P9"><text:span text:style-name="T18">解除控制台占用</text:span></text:p>
          </draw:text-box>
        </draw:frame>
        <draw:frame draw:style-name="gr15" draw:text-style-name="P31" draw:layer="layout" svg:width="0.535cm" svg:height="0.369cm" svg:x="6.5cm" svg:y="4.8cm">
          <draw:text-box>
            <text:p text:style-name="P24"><text:span text:style-name="T13">SPI</text:span></text:p>
          </draw:text-box>
        </draw:frame>
        <draw:frame draw:style-name="gr1" draw:text-style-name="P27" draw:layer="layout" svg:width="7cm" svg:height="0.276cm" svg:x="7.2cm" svg:y="4.837cm">
          <draw:text-box>
            <text:p text:style-name="P26"><text:span text:style-name="T14">/dev/spidev0.0 </text:span><text:span text:style-name="T14">和 </text:span><text:span text:style-name="T14">spidev0.1 </text:span><text:span text:style-name="T14">总线</text:span><text:span text:style-name="T14">×1</text:span><text:span text:style-name="T14">，片选</text:span><text:span text:style-name="T14">×2</text:span></text:p>
          </draw:text-box>
        </draw:frame>
        <draw:frame draw:style-name="gr1" draw:text-style-name="P32" draw:layer="layout" svg:width="7cm" svg:height="0.285cm" svg:x="6.9cm" svg:y="5.2cm">
          <draw:text-box>
            <text:p text:style-name="P26"><text:span text:style-name="T18">启用</text:span><text:span text:style-name="T18">SPI</text:span><text:span text:style-name="T18">内核模块：</text:span><text:span text:style-name="T18">sudo raspi-config, 8 Advanced, A5 SPI</text:span></text:p>
          </draw:text-box>
        </draw:frame>
        <draw:frame draw:style-name="gr15" draw:text-style-name="P31" draw:layer="layout" svg:width="0.48cm" svg:height="0.386cm" svg:x="6.5cm" svg:y="5.611cm">
          <draw:text-box>
            <text:p text:style-name="P24"><text:span text:style-name="T13">I</text:span><text:span text:style-name="T19">2</text:span><text:span text:style-name="T13">C</text:span></text:p>
          </draw:text-box>
        </draw:frame>
        <draw:frame draw:style-name="gr1" draw:text-style-name="P27" draw:layer="layout" svg:width="7.3cm" svg:height="0.276cm" svg:x="7.2cm" svg:y="5.648cm">
          <draw:text-box>
            <text:p text:style-name="P26"><text:span text:style-name="T14">/dev/i2c-0 </text:span><text:span text:style-name="T14">和 </text:span><text:span text:style-name="T14">i2c-1 </text:span><text:span text:style-name="T14">总线</text:span><text:span text:style-name="T14">×2</text:span><text:span text:style-name="T14">，新版用</text:span><text:span text:style-name="T14">1(</text:span><text:span text:style-name="T14">可焊接强行用</text:span><text:span text:style-name="T14">0)</text:span><text:span text:style-name="T14">，旧版用</text:span><text:span text:style-name="T14">0</text:span></text:p>
          </draw:text-box>
        </draw:frame>
        <draw:frame draw:style-name="gr1" draw:text-style-name="P32" draw:layer="layout" svg:width="7.2cm" svg:height="0.295cm" svg:x="6.9cm" svg:y="6.011cm">
          <draw:text-box>
            <text:p text:style-name="P26"><text:span text:style-name="T18">启用</text:span><text:span text:style-name="T18">I</text:span><text:span text:style-name="T20">2</text:span><text:span text:style-name="T18">C</text:span><text:span text:style-name="T18">内核模块：</text:span><text:span text:style-name="T18">/etc/modules </text:span><text:span text:style-name="T18">加两行 </text:span><text:span text:style-name="T18">i2c-bcm2708 </text:span><text:span text:style-name="T18">和 </text:span><text:span text:style-name="T18">i2c-dev</text:span></text:p>
          </draw:text-box>
        </draw:frame>
        <draw:frame draw:style-name="gr17" draw:text-style-name="P30" draw:layer="layout" svg:width="7cm" svg:height="0.292cm" svg:x="6.8cm" svg:y="6.308cm">
          <draw:text-box>
            <text:p text:style-name="P9"><text:span text:style-name="T18">/etc/modprobe.d/raspi-blacklist.conf </text:span><text:span text:style-name="T18">删 </text:span><text:span text:style-name="T18">blacklist i2c-bcm2708</text:span></text:p>
          </draw:text-box>
        </draw:frame>
        <draw:frame draw:style-name="gr1" draw:text-style-name="P32" draw:layer="layout" svg:width="7cm" svg:height="0.285cm" svg:x="6.9cm" svg:y="6.611cm">
          <draw:text-box>
            <text:p text:style-name="P26"><text:span text:style-name="T18">I2C</text:span><text:span text:style-name="T18">总线扫描：</text:span><text:span text:style-name="T18">sudo i2cdetect -y 1(</text:span><text:span text:style-name="T18">旧版</text:span><text:span text:style-name="T18">0) <text:s text:c="2"/></text:span><text:span text:style-name="T18">需先安装</text:span><text:span text:style-name="T18">i2c-tools</text:span></text:p>
          </draw:text-box>
        </draw:frame>
        <draw:frame draw:style-name="gr1" draw:text-style-name="P32" draw:layer="layout" svg:width="7cm" svg:height="0.285cm" svg:x="6.9cm" svg:y="7.98cm">
          <draw:text-box>
            <text:p text:style-name="P26"><text:span text:style-name="T18">授权用户访问串口：</text:span><text:span text:style-name="T18">sudo usermod -a -G dialout pi (</text:span><text:span text:style-name="T18">注销生效</text:span><text:span text:style-name="T18">)</text:span></text:p>
          </draw:text-box>
        </draw:frame>
        <draw:frame draw:style-name="gr1" draw:text-style-name="P32" draw:layer="layout" svg:width="7cm" svg:height="0.285cm" svg:x="6.9cm" svg:y="8.28cm">
          <draw:text-box>
            <text:p text:style-name="P26"><text:span text:style-name="T18">minicom</text:span><text:span text:style-name="T18">设置：</text:span><text:span text:style-name="T18">sudo minicom --setup</text:span></text:p>
          </draw:text-box>
        </draw:frame>
        <draw:frame draw:style-name="gr1" draw:text-style-name="P33" draw:layer="layout" svg:width="6.8cm" svg:height="0.561cm" svg:x="7.2cm" svg:y="8.608cm">
          <draw:text-box>
            <text:p text:style-name="P26"><text:span text:style-name="T21">Serial port setup → A:Device=/dev/ttyAMA0 <text:s text:c="2"/>E:Bps/Par/Bits=115200 8N1</text:span></text:p>
            <text:p text:style-name="P26"><text:span text:style-name="T21"><text:s text:c="19"/></text:span><text:span text:style-name="T21">F:HW Flow Ctrl=No <text:s/>G:SW Flow Ctrl=No → Save setup as dfl.</text:span></text:p>
          </draw:text-box>
        </draw:frame>
        <draw:frame draw:style-name="gr15" draw:text-style-name="P31" draw:layer="layout" svg:width="0.861cm" svg:height="0.369cm" svg:x="6.5cm" svg:y="0.931cm">
          <draw:text-box>
            <text:p text:style-name="P24"><text:span text:style-name="T13">GPIO</text:span></text:p>
          </draw:text-box>
        </draw:frame>
        <draw:frame draw:style-name="gr1" draw:text-style-name="P27" draw:layer="layout" svg:width="6.5cm" svg:height="0.276cm" svg:x="7.5cm" svg:y="0.968cm">
          <draw:text-box>
            <text:p text:style-name="P26"><text:span text:style-name="T14">/sys/class/gpio/</text:span><text:span text:style-name="T14">下多个设备文件，系统自带，需要</text:span><text:span text:style-name="T14">root</text:span><text:span text:style-name="T14">权限</text:span></text:p>
          </draw:text-box>
        </draw:frame>
        <draw:frame draw:style-name="gr1" draw:text-style-name="P28" draw:layer="layout" svg:width="7.8cm" svg:height="1.466cm" svg:x="6.7cm" svg:y="1.3cm">
          <draw:text-box>
            <text:p text:style-name="P26"><text:span text:style-name="T18">占用</text:span><text:span text:style-name="T18">GPIO</text:span><text:span text:style-name="T18">：</text:span><text:span text:style-name="T22">[pin] <text:s/>&gt; /sys/class/gpio/export</text:span></text:p>
            <text:p text:style-name="P26"><text:span text:style-name="T18">设置方向： <text:s/></text:span><text:span text:style-name="T22">in/out &gt; /sys/class/gpio/gpio4/direction</text:span></text:p>
            <text:p text:style-name="P26"><text:span text:style-name="T18">读取电平： <text:s/></text:span><text:span text:style-name="T23"><text:s text:c="7"/></text:span><text:span text:style-name="T23">&lt; /sys/class/gpio/gpio4/value </text:span></text:p>
            <text:p text:style-name="P26"><text:span text:style-name="T18">写入电平： <text:s/></text:span><text:span text:style-name="T22">0/1 <text:s text:c="3"/>&gt; /sys/class/gpio/gpio4/value</text:span></text:p>
            <text:p text:style-name="P26"><text:span text:style-name="T18">解除占用： <text:s/></text:span><text:span text:style-name="T22">[pin] <text:s/>&gt; /sys/class/gpio/unexport</text:span></text:p>
          </draw:text-box>
        </draw:frame>
        <draw:frame draw:style-name="gr15" draw:text-style-name="P31" draw:layer="layout" svg:width="2.365cm" svg:height="0.369cm" svg:x="6.5cm" svg:y="2.831cm">
          <draw:text-box>
            <text:p text:style-name="P24"><text:span text:style-name="T13">gpio</text:span><text:span text:style-name="T13">命令行工具</text:span></text:p>
          </draw:text-box>
        </draw:frame>
        <draw:frame draw:style-name="gr1" draw:text-style-name="P27" draw:layer="layout" svg:width="5.2cm" svg:height="0.276cm" svg:x="9cm" svg:y="2.871cm">
          <draw:text-box>
            <text:p text:style-name="P26"><text:span text:style-name="T14">非</text:span><text:span text:style-name="T14">root</text:span><text:span text:style-name="T14">权限操作</text:span><text:span text:style-name="T14">GPIO</text:span><text:span text:style-name="T14">，需安装</text:span><text:span text:style-name="T14">WiringPi</text:span></text:p>
          </draw:text-box>
        </draw:frame>
        <draw:frame draw:style-name="gr1" draw:text-style-name="P32" draw:layer="layout" svg:width="7.8cm" svg:height="1.466cm" svg:x="6.7cm" svg:y="3.259cm">
          <draw:text-box>
            <text:p text:style-name="P26"><text:span text:style-name="T18">所有</text:span><text:span text:style-name="T18">GPIO</text:span><text:span text:style-name="T18">口状态总表：</text:span><text:span text:style-name="T24">gpio readall</text:span></text:p>
            <text:p text:style-name="P34"><text:span text:style-name="T18">设置输入输出：</text:span><text:span text:style-name="T18"><text:tab/></text:span><text:span text:style-name="T24">gpio mode [pin] in/out/pwm</text:span></text:p>
            <text:p text:style-name="P34"><text:span text:style-name="T18">上下拉电阻：</text:span><text:span text:style-name="T18"><text:tab/></text:span><text:span text:style-name="T24">gpio mode [pin] up/down/tri</text:span></text:p>
            <text:p text:style-name="P26"><text:span text:style-name="T18">写入：</text:span><text:span text:style-name="T24">gpio write [pin] 0/1</text:span><text:span text:style-name="T18"> <text:s text:c="5"/></text:span><text:span text:style-name="T18">读取：</text:span><text:span text:style-name="T24">gpio read [pin]</text:span></text:p>
            <text:p text:style-name="P26"><text:span text:style-name="T18">等待边沿：</text:span><text:span text:style-name="T24">gpio wfi [pin] rising/falling/both</text:span></text:p>
          </draw:text-box>
        </draw:frame>
        <draw:custom-shape draw:style-name="gr18" draw:text-style-name="P35" draw:layer="layout" svg:width="1.9cm" svg:height="0.6cm" svg:x="12.6cm" svg:y="3.2cm">
          <text:p text:style-name="P2"><text:span text:style-name="T25">gpio</text:span><text:span text:style-name="T25">工具的</text:span><text:span text:style-name="T25">[pin]</text:span></text:p>
          <text:p text:style-name="P2"><text:span text:style-name="T25">用</text:span><text:span text:style-name="T25">WiringPi</text:span><text:span text:style-name="T25">编号</text:span></text:p>
          <draw:enhanced-geometry svg:viewBox="0 0 21600 21600" draw:glue-points="10800 0 0 10800 10800 21600 21600 10800 ?f40 ?f41" draw:text-areas="0 0 21600 21600" draw:type="rectangular-callout" draw:modifiers="11362.4408206207 31842.9284525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31" draw:layer="layout" svg:width="2.915cm" svg:height="0.369cm" svg:x="0.5cm" svg:y="0.931cm">
          <draw:text-box>
            <text:p text:style-name="P24"><text:span text:style-name="T13">GPIO</text:span><text:span text:style-name="T13">接口定义总表</text:span></text:p>
          </draw:text-box>
        </draw:frame>
        <draw:custom-shape draw:style-name="gr19" draw:text-style-name="P36" draw:layer="layout" svg:width="0.5cm" svg:height="0.5cm" svg:x="4.5cm" svg:y="0.27cm">
          <text:p text:style-name="P2"><text:span text:style-name="T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_20_1">
        <draw:frame draw:style-name="gr15" draw:text-style-name="P31" draw:layer="layout" svg:width="1.416cm" svg:height="0.369cm" svg:x="0.501cm" svg:y="3.902cm">
          <draw:text-box>
            <text:p text:style-name="P24"><text:span text:style-name="T13">config.txt</text:span></text:p>
          </draw:text-box>
        </draw:frame>
        <draw:frame draw:style-name="gr20" draw:text-style-name="P27" draw:layer="layout" svg:width="4.417cm" svg:height="0.326cm" svg:x="2.104cm" svg:y="3.923cm">
          <draw:text-box>
            <text:p text:style-name="P26"><text:span text:style-name="T14">底层硬件设定</text:span><text:span text:style-name="T27">(</text:span><text:span text:style-name="T27">操作系统无关</text:span><text:span text:style-name="T27">)(/boot/config.txt)</text:span></text:p>
          </draw:text-box>
        </draw:frame>
        <draw:custom-shape draw:style-name="gr19" draw:text-style-name="P36" draw:layer="layout" svg:width="0.5cm" svg:height="0.5cm" svg:x="4.5cm" svg:y="0.27cm">
          <text:p text:style-name="P2"><text:span text:style-name="T2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1" draw:layer="layout" svg:width="1.323cm" svg:height="0.369cm" svg:x="0.501cm" svg:y="0.932cm">
          <draw:text-box>
            <text:p text:style-name="P24"><text:span text:style-name="T13">系统烧写</text:span></text:p>
          </draw:text-box>
        </draw:frame>
        <draw:frame draw:style-name="gr1" draw:text-style-name="P32" draw:layer="layout" svg:width="4.7cm" svg:height="0.285cm" svg:x="2cm" svg:y="0.968cm">
          <draw:text-box>
            <text:p text:style-name="P26"><text:span text:style-name="T18">USB Image Tool (.zip/.gz</text:span><text:span text:style-name="T18">免解</text:span><text:span text:style-name="T18">) </text:span><text:span text:style-name="T18">需</text:span><text:span text:style-name="T18">.net2.0</text:span></text:p>
          </draw:text-box>
        </draw:frame>
        <draw:frame draw:style-name="gr1" draw:text-style-name="P32" draw:layer="layout" svg:width="4.7cm" svg:height="0.285cm" svg:x="2cm" svg:y="1.324cm">
          <draw:text-box>
            <text:p text:style-name="P26"><text:span text:style-name="T18">SD</text:span><text:span text:style-name="T18">卡容量恢复：</text:span><text:span text:style-name="T18">SD Formatter 4.0</text:span></text:p>
          </draw:text-box>
        </draw:frame>
        <draw:frame draw:style-name="gr16" draw:text-style-name="P27" draw:layer="layout" svg:width="1.212cm" svg:height="0.276cm" svg:x="0.745cm" svg:y="1.7cm">
          <draw:text-box>
            <text:p text:style-name="P26"><text:span text:style-name="T14">Linux</text:span><text:span text:style-name="T14">烧写</text:span><text:span text:style-name="T14">: </text:span></text:p>
          </draw:text-box>
        </draw:frame>
        <draw:frame draw:style-name="gr21" draw:text-style-name="P37" draw:layer="layout" svg:width="5.3cm" svg:height="0.853cm" svg:x="2cm" svg:y="1.7cm">
          <draw:text-box>
            <text:p text:style-name="P26"><text:span text:style-name="T28">sudo dd bs=4M if=image.img of=/dev/sdx</text:span></text:p>
            <text:p text:style-name="P26"><text:span text:style-name="T28">zip</text:span><text:span text:style-name="T28">解包：</text:span><text:span text:style-name="T28">unzip -p image.zip </text:span><text:span text:style-name="T29">(</text:span><text:span text:style-name="T29">要求包中无其他文件</text:span><text:span text:style-name="T29">)</text:span></text:p>
            <text:p text:style-name="P26"><text:span text:style-name="T28"><text:s/></text:span><text:span text:style-name="T28">gz</text:span><text:span text:style-name="T28">解包：</text:span><text:span text:style-name="T28">gunzip -c image.img.gz</text:span></text:p>
          </draw:text-box>
        </draw:frame>
        <draw:polyline draw:style-name="gr22" draw:text-style-name="P2" draw:layer="layout" svg:width="0.099cm" svg:height="0.399cm" svg:x="1.8cm" svg:y="2.1cm" svg:viewBox="0 0 100 400" draw:points="100,400 0,201 100,0">
          <text:p/>
        </draw:polyline>
        <draw:frame draw:style-name="gr16" draw:text-style-name="P27" draw:layer="layout" svg:width="1.158cm" svg:height="0.551cm" svg:x="0.554cm" svg:y="2.002cm">
          <draw:text-box>
            <text:p text:style-name="P9"><text:span text:style-name="T14">解到</text:span><text:span text:style-name="T14">stdout</text:span></text:p>
            <text:p text:style-name="P9"><text:span text:style-name="T14">给</text:span><text:span text:style-name="T14">dd</text:span><text:span text:style-name="T14">输入</text:span></text:p>
          </draw:text-box>
        </draw:frame>
        <draw:frame draw:style-name="gr15" draw:text-style-name="P31" draw:layer="layout" svg:width="1.67cm" svg:height="0.369cm" svg:x="0.501cm" svg:y="2.6cm">
          <draw:text-box>
            <text:p text:style-name="P24"><text:span text:style-name="T13">cmdline.txt</text:span></text:p>
          </draw:text-box>
        </draw:frame>
        <draw:frame draw:style-name="gr16" draw:text-style-name="P39" draw:layer="layout" svg:width="3.918cm" svg:height="0.527cm" svg:x="2.596cm" svg:y="2.963cm">
          <draw:text-box>
            <text:p text:style-name="P26"><text:span text:style-name="T30">Ip=192.168.0.50::192.168.0.1:255.255.255.0</text:span></text:p>
            <text:p text:style-name="P38"><text:span text:style-name="T31"><text:s text:c="5"/></text:span><text:span text:style-name="T31">客户端</text:span><text:span text:style-name="T31">IP:</text:span><text:span text:style-name="T31">服务器</text:span><text:span text:style-name="T31">IP:</text:span><text:span text:style-name="T31">网关</text:span><text:span text:style-name="T31">IP:</text:span><text:span text:style-name="T31">子网掩码</text:span></text:p>
          </draw:text-box>
        </draw:frame>
        <draw:frame draw:style-name="gr16" draw:text-style-name="P40" draw:layer="layout" svg:width="1.463cm" svg:height="0.551cm" svg:x="0.923cm" svg:y="2.97cm">
          <draw:text-box>
            <text:p text:style-name="P38"><text:span text:style-name="T14">首次开机</text:span></text:p>
            <text:p text:style-name="P38"><text:span text:style-name="T14">有线网固定</text:span><text:span text:style-name="T14">IP</text:span></text:p>
          </draw:text-box>
        </draw:frame>
        <draw:frame draw:style-name="gr23" draw:text-style-name="P37" draw:layer="layout" svg:width="3.874cm" svg:height="0.285cm" svg:x="2.626cm" svg:y="3.544cm">
          <draw:text-box>
            <text:p text:style-name="P26"><text:span text:style-name="T28">root=/dev/sdx1</text:span><text:span text:style-name="T18"> (</text:span><text:span text:style-name="T18">根据实际情况而定</text:span><text:span text:style-name="T18">) </text:span></text:p>
          </draw:text-box>
        </draw:frame>
        <draw:frame draw:style-name="gr16" draw:text-style-name="P27" draw:layer="layout" svg:width="1.721cm" svg:height="0.276cm" svg:x="0.795cm" svg:y="3.544cm">
          <draw:text-box>
            <text:p text:style-name="P26"><text:span text:style-name="T14">从移动硬盘启动</text:span></text:p>
          </draw:text-box>
        </draw:frame>
        <draw:frame draw:style-name="gr24" draw:text-style-name="P27" draw:layer="layout" svg:width="2.474cm" svg:height="0.276cm" svg:x="2.326cm" svg:y="2.646cm">
          <draw:text-box>
            <text:p text:style-name="P26"><text:span text:style-name="T14">系统启动参数设定</text:span></text:p>
          </draw:text-box>
        </draw:frame>
        <draw:frame draw:style-name="gr25" draw:text-style-name="P43" draw:layer="layout" svg:width="6.186cm" svg:height="3.125cm" svg:x="0.814cm" svg:y="4.3cm">
          <draw:text-box>
            <text:p text:style-name="P41"><text:span text:style-name="T18">强制</text:span><text:span text:style-name="T18">HDMI </text:span><text:span text:style-name="T18"><text:tab/></text:span><text:span text:style-name="T32">hdmi_force_hotplug=1</text:span></text:p>
            <text:p text:style-name="P41"><text:span text:style-name="T18">禁止</text:span><text:span text:style-name="T18">HDMI </text:span><text:span text:style-name="T18"><text:tab/></text:span><text:span text:style-name="T18">hdmi_ignore_hotplug=1</text:span></text:p>
            <text:p text:style-name="P41"><text:span text:style-name="T18">HDMI</text:span><text:span text:style-name="T18">信号增强 </text:span><text:span text:style-name="T18"><text:tab/></text:span><text:span text:style-name="T33">config_hdmi_boost=7</text:span><text:span text:style-name="T34"> (</text:span><text:span text:style-name="T34">范围</text:span><text:span text:style-name="T34">0~7)</text:span></text:p>
            <text:p text:style-name="P41"><text:span text:style-name="T18">禁止过扫描 </text:span><text:span text:style-name="T18"><text:tab/></text:span><text:span text:style-name="T33">disable_overscan=1</text:span></text:p>
            <text:p text:style-name="P41"><text:span text:style-name="T18">不读取显示器参数 </text:span><text:span text:style-name="T18"><text:tab/></text:span><text:span text:style-name="T33">hdmi_ignore_edid=0xa5000080</text:span></text:p>
            <text:p text:style-name="P41"><text:span text:style-name="T18">HDMI</text:span><text:span text:style-name="T18">模式 <text:s/></text:span><text:span text:style-name="T18"><text:tab/></text:span><text:span text:style-name="T33">hdmi_group=2</text:span><text:span text:style-name="T31">(DMT</text:span><text:span text:style-name="T31">显示器</text:span><text:span text:style-name="T31">)</text:span><text:span text:style-name="T18"> 1</text:span><text:span text:style-name="T31">(CEA</text:span><text:span text:style-name="T31">电视</text:span><text:span text:style-name="T31">)</text:span><text:span text:style-name="T18"> </text:span></text:p>
            <text:p text:style-name="P41"><text:span text:style-name="T18">DMT</text:span><text:span text:style-name="T18">模式下有声 </text:span><text:span text:style-name="T18"><text:tab/></text:span><text:span text:style-name="T33">hdmi_drive=2</text:span><text:span text:style-name="T18"> </text:span><text:span text:style-name="T31">(</text:span><text:span text:style-name="T31">不加则</text:span><text:span text:style-name="T31">HDMI</text:span><text:span text:style-name="T31">口无声</text:span><text:span text:style-name="T31">)</text:span></text:p>
            <text:p text:style-name="P41"><text:span text:style-name="T18">HDMI</text:span><text:span text:style-name="T18">分辨率 </text:span><text:span text:style-name="T18"><text:tab/></text:span><text:span text:style-name="T33">hdmi_mode=17</text:span><text:span text:style-name="T18"> (1024x768@70Hz)</text:span></text:p>
            <text:p text:style-name="P41"><text:span text:style-name="T18">模拟视频制式 </text:span><text:span text:style-name="T18"><text:tab/></text:span><text:span text:style-name="T18">sdtv_mode=0(NTSC) 3(PAL)</text:span></text:p>
            <text:p text:style-name="P41"><text:span text:style-name="T18">模拟视频长宽比 </text:span><text:span text:style-name="T18"><text:tab/></text:span><text:span text:style-name="T18">sdtv_aspect=1(4:3) 3(16:9)</text:span></text:p>
            <text:p text:style-name="P42"><text:span text:style-name="T18">加下划线的选项为</text:span><text:span text:style-name="T33">HDMI</text:span><text:span text:style-name="T33">保守设置</text:span><text:span text:style-name="T31"> </text:span><text:span text:style-name="T31">(</text:span><text:span text:style-name="T31">应对黑屏无信号或不稳定</text:span><text:span text:style-name="T31">)</text:span></text:p>
          </draw:text-box>
        </draw:frame>
        <draw:frame draw:style-name="gr26" draw:text-style-name="P27" draw:layer="layout" svg:width="1.93cm" svg:height="0.276cm" svg:x="0.67cm" svg:y="7.5cm">
          <draw:text-box>
            <text:p text:style-name="P26"><text:span text:style-name="T14">HDMI</text:span><text:span text:style-name="T14">分辨率简表</text:span></text:p>
          </draw:text-box>
        </draw:frame>
        <draw:frame draw:style-name="gr27" draw:text-style-name="P46" draw:layer="layout" svg:width="3.286cm" svg:height="1.155cm" svg:x="0.814cm" svg:y="7.8cm">
          <draw:text-box>
            <text:p text:style-name="P44"><text:span text:style-name="T35">hdmi_group</text:span><text:span text:style-name="T18">=1</text:span><text:span text:style-name="T31">(CEA</text:span><text:span text:style-name="T31">电视系列</text:span><text:span text:style-name="T31">)</text:span></text:p>
            <text:p text:style-name="P45"><text:span text:style-name="T35">hdmi_mode</text:span><text:span text:style-name="T18">=2</text:span><text:span text:style-name="T18"><text:tab/></text:span><text:span text:style-name="T18">480p</text:span></text:p>
            <text:p text:style-name="P45"><text:span text:style-name="T18"><text:tab/></text:span><text:span text:style-name="T18">4</text:span><text:span text:style-name="T18"><text:tab/></text:span><text:span text:style-name="T18">720p</text:span></text:p>
            <text:p text:style-name="P45"><text:span text:style-name="T18"><text:tab/></text:span><text:span text:style-name="T18">16</text:span><text:span text:style-name="T18"><text:tab/></text:span><text:span text:style-name="T18">1080p</text:span></text:p>
          </draw:text-box>
        </draw:frame>
        <draw:frame draw:style-name="gr27" draw:text-style-name="P46" draw:layer="layout" svg:width="3.286cm" svg:height="1.439cm" svg:x="3.8cm" svg:y="7.5cm">
          <draw:text-box>
            <text:p text:style-name="P44"><text:span text:style-name="T35">hdmi_group</text:span><text:span text:style-name="T18">=2</text:span><text:span text:style-name="T31">(DMT</text:span><text:span text:style-name="T31">显示器系列</text:span><text:span text:style-name="T31">)</text:span></text:p>
            <text:p text:style-name="P47"><text:span text:style-name="T35">hdmi_mode</text:span><text:span text:style-name="T18">=4</text:span><text:span text:style-name="T18"><text:tab/></text:span><text:span text:style-name="T18">640x480</text:span></text:p>
            <text:p text:style-name="P47"><text:span text:style-name="T18"><text:tab/></text:span><text:span text:style-name="T18">9</text:span><text:span text:style-name="T18"><text:tab/></text:span><text:span text:style-name="T18">800x600</text:span></text:p>
            <text:p text:style-name="P47"><text:span text:style-name="T18"><text:tab/></text:span><text:span text:style-name="T18">23</text:span><text:span text:style-name="T18"><text:tab/></text:span><text:span text:style-name="T18">1280x768</text:span></text:p>
            <text:p text:style-name="P47"><text:span text:style-name="T18"><text:tab/></text:span><text:span text:style-name="T18">35</text:span><text:span text:style-name="T18"><text:tab/></text:span><text:span text:style-name="T18">1280x1024</text:span></text:p>
          </draw:text-box>
        </draw:frame>
        <draw:frame draw:style-name="gr15" draw:text-style-name="P49" draw:layer="layout" svg:width="2.639cm" svg:height="0.369cm" svg:x="7.177cm" svg:y="0.932cm">
          <draw:text-box>
            <text:p text:style-name="P48"><text:span text:style-name="T13">sudo raspi-config</text:span></text:p>
          </draw:text-box>
        </draw:frame>
        <draw:frame draw:style-name="gr1" draw:text-style-name="P32" draw:layer="layout" svg:width="6.8cm" svg:height="3.409cm" svg:x="7.5cm" svg:y="1.315cm">
          <draw:text-box>
            <text:p text:style-name="P26"><text:span text:style-name="T18">1 Expand File System - </text:span><text:span text:style-name="T18">分区扩展到整张</text:span><text:span text:style-name="T18">SD</text:span><text:span text:style-name="T18">卡</text:span></text:p>
            <text:p text:style-name="P26"><text:span text:style-name="T18">2 Change User Passwd - </text:span><text:span text:style-name="T18">更改</text:span><text:span text:style-name="T18">pi</text:span><text:span text:style-name="T18">用户密码 </text:span><text:span text:style-name="T31">(</text:span><text:span text:style-name="T31">为保证安全强烈建议</text:span><text:span text:style-name="T31">)</text:span></text:p>
            <text:p text:style-name="P26"><text:span text:style-name="T18">3 Enable Boot to Desktop - </text:span><text:span text:style-name="T18">启动后操作环境</text:span></text:p>
            <text:p text:style-name="P26"><text:span text:style-name="T18"><text:s text:c="3"/></text:span><text:span text:style-name="T18">Console:</text:span><text:span text:style-name="T18">命令行</text:span><text:span text:style-name="T31">(</text:span><text:span text:style-name="T31">默认</text:span><text:span text:style-name="T31">)</text:span><text:span text:style-name="T18"> <text:s/>Desktop:</text:span><text:span text:style-name="T18">图形环境</text:span><text:span text:style-name="T18">+LXDE</text:span><text:span text:style-name="T18">桌面</text:span><text:span text:style-name="T31">(</text:span><text:span text:style-name="T31">推荐</text:span><text:span text:style-name="T31">)</text:span></text:p>
            <text:p text:style-name="P26"><text:span text:style-name="T18"><text:s text:c="3"/></text:span><text:span text:style-name="T18">Scratch:</text:span><text:span text:style-name="T18">小猫编程</text:span><text:span text:style-name="T31">(</text:span><text:span text:style-name="T31">有图形环境，无桌面，不推荐</text:span><text:span text:style-name="T31">)</text:span></text:p>
            <text:p text:style-name="P26"><text:span text:style-name="T18">4 Internationalization Options - </text:span><text:span text:style-name="T18">国际化选项</text:span></text:p>
            <text:p text:style-name="P26"><text:span text:style-name="T18"><text:s text:c="3"/></text:span><text:span text:style-name="T18">I1:Locale</text:span><text:span text:style-name="T18">语言支持 </text:span><text:span text:style-name="T31">(</text:span><text:span text:style-name="T31">操作键</text:span><text:span text:style-name="T31">: PgUp PgDn Space Tab Enter </text:span><text:span text:style-name="T31">上下左右</text:span><text:span text:style-name="T31">)</text:span></text:p>
            <text:p text:style-name="P26"><text:span text:style-name="T18"><text:s text:c="7"/></text:span><text:span text:style-name="T31">第一步多选</text:span><text:span text:style-name="T31">:</text:span><text:span text:style-name="T36">en_US.UTF-8</text:span><text:span text:style-name="T31">和</text:span><text:span text:style-name="T36">zh_CN.UTF-8</text:span><text:span text:style-name="T31"> </text:span><text:span text:style-name="T31">第二步单选</text:span><text:span text:style-name="T31">:</text:span><text:span text:style-name="T36">zh_CN.UTF-8</text:span></text:p>
            <text:p text:style-name="P26"><text:span text:style-name="T18"><text:s text:c="3"/></text:span><text:span text:style-name="T18">I2:Timezone </text:span><text:span text:style-name="T18">时区 </text:span><text:span text:style-name="T18">- Asia/Shanghai</text:span></text:p>
            <text:p text:style-name="P26"><text:span text:style-name="T18"><text:s text:c="3"/></text:span><text:span text:style-name="T18">I3:Keyboard </text:span><text:span text:style-name="T18">键盘布局 </text:span><text:span text:style-name="T18">- </text:span><text:span text:style-name="T31">Generic 104-key PC → Other →</text:span></text:p>
            <text:p text:style-name="P26"><text:span text:style-name="T18"><text:s text:c="7"/></text:span><text:span text:style-name="T31">Chinese → Chinese → No AltGr → No compose → Yes</text:span></text:p>
            <text:p text:style-name="P26"><text:span text:style-name="T18">8 Advanced </text:span><text:span text:style-name="T18">高级选项 → </text:span><text:span text:style-name="T18">A2 Hostname </text:span><text:span text:style-name="T18">主机名 </text:span><text:span text:style-name="T31">(</text:span><text:span text:style-name="T31">可选修改</text:span><text:span text:style-name="T31">)</text:span></text:p>
          </draw:text-box>
        </draw:frame>
        <draw:frame draw:style-name="gr24" draw:text-style-name="P27" draw:layer="layout" svg:width="3.354cm" svg:height="0.276cm" svg:x="10.064cm" svg:y="0.978cm">
          <draw:text-box>
            <text:p text:style-name="P26"><text:span text:style-name="T14">树莓派设置程序</text:span><text:span text:style-name="T14">(</text:span><text:span text:style-name="T14">只列必要选项</text:span><text:span text:style-name="T14">)</text:span></text:p>
          </draw:text-box>
        </draw:frame>
        <draw:frame draw:style-name="gr15" draw:text-style-name="P49" draw:layer="layout" svg:width="2.326cm" svg:height="0.369cm" svg:x="7.177cm" svg:y="4.831cm">
          <draw:text-box>
            <text:p text:style-name="P48"><text:span text:style-name="T13">APT</text:span><text:span text:style-name="T13">软件管理器</text:span></text:p>
          </draw:text-box>
        </draw:frame>
        <draw:frame draw:style-name="gr24" draw:text-style-name="P27" draw:layer="layout" svg:width="2.987cm" svg:height="0.276cm" svg:x="9.736cm" svg:y="4.877cm">
          <draw:text-box>
            <text:p text:style-name="P26"><text:span text:style-name="T14">经典的</text:span><text:span text:style-name="T14">Debian</text:span><text:span text:style-name="T14">软件管理系统</text:span></text:p>
          </draw:text-box>
        </draw:frame>
        <draw:frame draw:style-name="gr28" draw:text-style-name="P27" draw:layer="layout" svg:width="1.23cm" svg:height="0.276cm" svg:x="7.526cm" svg:y="5.224cm">
          <draw:text-box>
            <text:p text:style-name="P26"><text:span text:style-name="T14">更改软件源</text:span></text:p>
          </draw:text-box>
        </draw:frame>
        <draw:frame draw:style-name="gr1" draw:text-style-name="P32" draw:layer="layout" svg:width="3.4cm" svg:height="0.285cm" svg:x="8.9cm" svg:y="5.215cm">
          <draw:text-box>
            <text:p text:style-name="P26"><text:span text:style-name="T18">sudo nano /etc/apt/sources.list</text:span></text:p>
          </draw:text-box>
        </draw:frame>
        <draw:frame draw:style-name="gr28" draw:text-style-name="P27" draw:layer="layout" svg:width="1.23cm" svg:height="0.276cm" svg:x="7.525cm" svg:y="5.5cm">
          <draw:text-box>
            <text:p text:style-name="P26"><text:span text:style-name="T14">国内镜像站</text:span></text:p>
          </draw:text-box>
        </draw:frame>
        <draw:frame draw:style-name="gr16" draw:text-style-name="P51" draw:layer="layout" svg:width="4.684cm" svg:height="0.294cm" svg:x="8.857cm" svg:y="5.5cm">
          <draw:text-box>
            <text:p text:style-name="P50"><text:span text:style-name="T18">搜狐公司 </text:span><text:span text:style-name="T35">http://mirror.sohu.com/raspbian/raspbian/</text:span></text:p>
          </draw:text-box>
        </draw:frame>
        <draw:frame draw:style-name="gr1" draw:text-style-name="P32" draw:layer="layout" svg:width="7cm" svg:height="1.466cm" svg:x="7.7cm" svg:y="5.8cm">
          <draw:text-box>
            <text:p text:style-name="P50"><text:span text:style-name="T18">(</text:span><text:span text:style-name="T18">合肥</text:span><text:span text:style-name="T18">)</text:span><text:span text:style-name="T18">中国科学技术大学 </text:span><text:span text:style-name="T35">http://mirrors.ustc.edu.cn/raspbian/raspbian/</text:span></text:p>
            <text:p text:style-name="P26"><text:span text:style-name="T18">大连东软信息学院 </text:span><text:span text:style-name="T35">http://mirrors.neusoft.edu.cn/raspbian/raspbian/</text:span></text:p>
            <text:p text:style-name="P26"><text:span text:style-name="T35">(</text:span><text:span text:style-name="T35">武汉</text:span><text:span text:style-name="T35">)</text:span><text:span text:style-name="T35">华中科技大学 </text:span><text:span text:style-name="T35">http://mirrors.hustunique.com/raspbian/raspbian/</text:span></text:p>
            <text:p text:style-name="P26"><text:span text:style-name="T35">(</text:span><text:span text:style-name="T35">广州</text:span><text:span text:style-name="T35">)</text:span><text:span text:style-name="T35">中山大学 </text:span><text:span text:style-name="T35">http://mirror.sysu.edu.cn/raspbian/raspbian/ </text:span></text:p>
            <text:p text:style-name="P26"><text:span text:style-name="T35">(</text:span><text:span text:style-name="T35">成都</text:span><text:span text:style-name="T35">)</text:span><text:span text:style-name="T35">电子科技大学 </text:span><text:span text:style-name="T35">http://raspbian.cnssuestc.org/raspbian/</text:span></text:p>
          </draw:text-box>
        </draw:frame>
        <draw:frame draw:style-name="gr29" draw:text-style-name="P27" draw:layer="layout" svg:width="0.984cm" svg:height="0.276cm" svg:x="7.525cm" svg:y="7.3cm">
          <draw:text-box>
            <text:p text:style-name="P26"><text:span text:style-name="T14">常用命令</text:span></text:p>
          </draw:text-box>
        </draw:frame>
        <draw:frame draw:style-name="gr30" draw:text-style-name="P52" draw:layer="layout" svg:width="5.9cm" svg:height="0.294cm" svg:x="8.6cm" svg:y="7.3cm">
          <draw:text-box>
            <text:p text:style-name="P26"><text:span text:style-name="T37">刷新软件列表</text:span><text:span text:style-name="T37">sudo apt-get update</text:span><text:span text:style-name="T38"> (</text:span><text:span text:style-name="T38">任何时候出错先</text:span><text:span text:style-name="T38">update</text:span><text:span text:style-name="T38">！</text:span><text:span text:style-name="T38">)</text:span></text:p>
          </draw:text-box>
        </draw:frame>
        <draw:frame draw:style-name="gr1" draw:text-style-name="P53" draw:layer="layout" svg:width="6.9cm" svg:height="0.587cm" svg:x="7.7cm" svg:y="7.6cm">
          <draw:text-box>
            <text:p text:style-name="P26"><text:span text:style-name="T35">更新所有软件 </text:span><text:span text:style-name="T35">sudo apt-get upgrade </text:span><text:span text:style-name="T36">(</text:span><text:span text:style-name="T36">新系统建议做一次</text:span><text:span text:style-name="T36">update &amp; upgrade)</text:span></text:p>
            <text:p text:style-name="P26"><text:span text:style-name="T35">安装 </text:span><text:span text:style-name="T35">sudo apt-get install </text:span><text:span text:style-name="T35">卸载 </text:span><text:span text:style-name="T35">sudo apt-get remove </text:span><text:span text:style-name="T35">搜索 </text:span><text:span text:style-name="T35">apt-cache search</text:span></text:p>
          </draw:text-box>
        </draw:frame>
        <draw:frame draw:style-name="gr28" draw:text-style-name="P27" draw:layer="layout" svg:width="2.212cm" svg:height="0.276cm" svg:x="7.525cm" svg:y="8.224cm">
          <draw:text-box>
            <text:p text:style-name="P26"><text:span text:style-name="T14">新系统建议安装软件</text:span></text:p>
          </draw:text-box>
        </draw:frame>
        <draw:frame draw:style-name="gr1" draw:text-style-name="P54" draw:layer="layout" svg:width="7cm" svg:height="0.569cm" svg:x="7.7cm" svg:y="8.527cm">
          <draw:text-box>
            <text:p text:style-name="P50"><text:span text:style-name="T39">小企鹅输入法</text:span><text:span text:style-name="T40">scim-sunpinyin <text:s text:c="2"/></text:span><text:span text:style-name="T39">谷歌浏览器</text:span><text:span text:style-name="T40">chromium</text:span><text:span text:style-name="T39"> </text:span><text:span text:style-name="T40">chromium-l10n</text:span></text:p>
            <text:p text:style-name="P50"><text:span text:style-name="T40">命令行实用工具</text:span><text:span text:style-name="T40">tmux minicom htop lftp <text:s text:c="3"/></text:span><text:span text:style-name="T36">BT</text:span><text:span text:style-name="T40">客户端 </text:span><text:span text:style-name="T40">transmission</text:span></text:p>
          </draw:text-box>
        </draw:frame>
        <draw:custom-shape draw:style-name="gr18" draw:text-style-name="P55" draw:layer="layout" svg:width="1.8cm" svg:height="0.6cm" svg:x="12.8cm" svg:y="4.9cm">
          <text:p text:style-name="P2"><text:span text:style-name="T41">raspbian</text:span><text:span text:style-name="T41">出现两次</text:span></text:p>
          <text:p text:style-name="P2"><text:span text:style-name="T41">的均不能省略！</text:span></text:p>
          <draw:enhanced-geometry svg:viewBox="0 0 21600 21600" draw:glue-points="10800 0 0 10800 10800 21600 21600 10800 ?f40 ?f41" draw:text-areas="0 0 21600 21600" draw:type="rectangular-callout" draw:modifiers="11981.3436979456 31806.9883527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默认_20_2">
        <draw:custom-shape draw:style-name="gr19" draw:text-style-name="P36" draw:layer="layout" svg:width="0.5cm" svg:height="0.5cm" svg:x="4.5cm" svg:y="0.27cm">
          <text:p text:style-name="P2"><text:span text:style-name="T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9" draw:layer="layout" svg:width="2.534cm" svg:height="0.369cm" svg:x="0.502cm" svg:y="0.933cm">
          <draw:text-box>
            <text:p text:style-name="P48"><text:span text:style-name="T13">Linux</text:span><text:span text:style-name="T13">命令行操作</text:span></text:p>
          </draw:text-box>
        </draw:frame>
        <draw:frame draw:style-name="gr31" draw:text-style-name="P32" draw:layer="layout" svg:width="6.7cm" svg:height="1.705cm" svg:x="0.7cm" svg:y="1.3cm">
          <draw:text-box>
            <text:p text:style-name="P26"><text:span text:style-name="T18">Ctrl+C</text:span><text:span text:style-name="T18">终止进程</text:span><text:span text:style-name="T31">(</text:span><text:span text:style-name="T31">易误用</text:span><text:span text:style-name="T31">)</text:span><text:span text:style-name="T18"> <text:s/>Ctrl+D</text:span><text:span text:style-name="T18">注销、终止输入</text:span><text:span text:style-name="T31">(</text:span><text:span text:style-name="T31">易误用</text:span><text:span text:style-name="T31">)</text:span></text:p>
            <text:p text:style-name="P26"><text:span text:style-name="T18">Ctrl+W</text:span><text:span text:style-name="T18">删除左侧单词 <text:s text:c="4"/></text:span><text:span text:style-name="T18">Tab</text:span><text:span text:style-name="T18">文件名</text:span><text:span text:style-name="T18">/</text:span><text:span text:style-name="T18">命令名自动补全</text:span></text:p>
            <text:p text:style-name="P26"><text:span text:style-name="T18">&lt; &gt; 2&gt; I/O</text:span><text:span text:style-name="T18">重定向 <text:s text:c="9"/></text:span><text:span text:style-name="T18">cmd1 | cmd2 </text:span><text:span text:style-name="T18">管道操作</text:span></text:p>
            <text:p text:style-name="P26"><text:span text:style-name="T18">变量定义 </text:span><text:span text:style-name="T18">VAR=value </text:span><text:span text:style-name="T31">(</text:span><text:span text:style-name="T31">等号两边不得加空格</text:span><text:span text:style-name="T31">!) </text:span><text:span text:style-name="T18">变量使用 </text:span><text:span text:style-name="T18">${VAR}</text:span></text:p>
            <text:p text:style-name="P26"><text:span text:style-name="T18">执行当前目录下的可执行文件 </text:span><text:span text:style-name="T18">./executable </text:span><text:span text:style-name="T31">(</text:span><text:span text:style-name="T31">不能只打文件名</text:span><text:span text:style-name="T31">)</text:span></text:p>
            <text:p text:style-name="P26"><text:span text:style-name="T18">Linux</text:span><text:span text:style-name="T18">命令的习惯顺序</text:span><text:span text:style-name="T18">: </text:span><text:span text:style-name="T18">命令 参数 文件 </text:span><text:span text:style-name="T31">(</text:span><text:span text:style-name="T31">文件一般在最后</text:span><text:span text:style-name="T31">)</text:span></text:p>
          </draw:text-box>
        </draw:frame>
        <draw:frame draw:style-name="gr24" draw:text-style-name="P27" draw:layer="layout" svg:width="2.474cm" svg:height="0.276cm" svg:x="3.226cm" svg:y="0.979cm">
          <draw:text-box>
            <text:p text:style-name="P26"><text:span text:style-name="T14">操作方法，不涉及命令</text:span></text:p>
          </draw:text-box>
        </draw:frame>
        <draw:frame draw:style-name="gr15" draw:text-style-name="P49" draw:layer="layout" svg:width="1.323cm" svg:height="0.369cm" svg:x="0.502cm" svg:y="3.1cm">
          <draw:text-box>
            <text:p text:style-name="P48"><text:span text:style-name="T13">常用命令</text:span></text:p>
          </draw:text-box>
        </draw:frame>
        <draw:frame draw:style-name="gr24" draw:text-style-name="P27" draw:layer="layout" svg:width="2.796cm" svg:height="0.276cm" svg:x="2.001cm" svg:y="3.146cm">
          <draw:text-box>
            <text:p text:style-name="P26"><text:span text:style-name="T14">其他</text:span><text:span text:style-name="T14">Linux</text:span><text:span text:style-name="T14">发行版完全通用</text:span></text:p>
          </draw:text-box>
        </draw:frame>
        <draw:frame draw:style-name="gr1" draw:text-style-name="P32" draw:layer="layout" svg:width="6.7cm" svg:height="0.853cm" svg:x="0.7cm" svg:y="3.5cm">
          <draw:text-box>
            <text:p text:style-name="P26"><text:span text:style-name="T18">当</text:span><text:span text:style-name="T18">前</text:span><text:span text:style-name="T18">位</text:span><text:span text:style-name="T18">置</text:span><text:span text:style-name="T18">pwd </text:span><text:span text:style-name="T18"><text:s/></text:span><text:span text:style-name="T18">文</text:span><text:span text:style-name="T18">件</text:span><text:span text:style-name="T18">列</text:span><text:span text:style-name="T18">表</text:span><text:span text:style-name="T18">ls</text:span><text:span text:style-name="T31">(-</text:span><text:span text:style-name="T31">a -l)</text:span><text:span text:style-name="T18"> </text:span><text:span text:style-name="T18"><text:s/></text:span><text:span text:style-name="T18">输</text:span><text:span text:style-name="T18">出</text:span><text:span text:style-name="T18">文</text:span><text:span text:style-name="T18">件</text:span><text:span text:style-name="T18">cat </text:span><text:span text:style-name="T18">复</text:span><text:span text:style-name="T18">制</text:span><text:span text:style-name="T18">cp </text:span><text:span text:style-name="T18">移</text:span><text:span text:style-name="T18">动</text:span><text:span text:style-name="T18">mv</text:span></text:p>
            <text:p text:style-name="P26"><text:span text:style-name="T18">删</text:span><text:span text:style-name="T18">除</text:span><text:span text:style-name="T18">文</text:span><text:span text:style-name="T18">件</text:span><text:span text:style-name="T18">rm</text:span><text:span text:style-name="T31">(</text:span><text:span text:style-name="T31">参</text:span><text:span text:style-name="T31">数</text:span><text:span text:style-name="T31">-</text:span><text:span text:style-name="T31">rf</text:span><text:span text:style-name="T31">小</text:span><text:span text:style-name="T31">心使</text:span><text:span text:style-name="T31">用</text:span><text:span text:style-name="T31">)</text:span><text:span text:style-name="T18"> <text:s text:c="2"/></text:span><text:span text:style-name="T18"><text:s text:c="5"/></text:span><text:span text:style-name="T18">建</text:span><text:span text:style-name="T18">立</text:span><text:span text:style-name="T18">/</text:span><text:span text:style-name="T18">删</text:span><text:span text:style-name="T18">除</text:span><text:span text:style-name="T18">空</text:span><text:span text:style-name="T18">目</text:span><text:span text:style-name="T18">录</text:span><text:span text:style-name="T18">mk</text:span><text:span text:style-name="T18">dir/r</text:span><text:span text:style-name="T18">mdi</text:span><text:span text:style-name="T18">r</text:span></text:p>
            <text:p text:style-name="P26"><text:span text:style-name="T18">更</text:span><text:span text:style-name="T18">改</text:span><text:span text:style-name="T18">文</text:span><text:span text:style-name="T18">件</text:span><text:span text:style-name="T18">权</text:span><text:span text:style-name="T18">限</text:span><text:span text:style-name="T18">ch</text:span><text:span text:style-name="T18">mo</text:span><text:span text:style-name="T18">d</text:span><text:span text:style-name="T31">(</text:span><text:span text:style-name="T31">常</text:span><text:span text:style-name="T31">用</text:span><text:span text:style-name="T31">:</text:span><text:span text:style-name="T31">+x/-</text:span><text:span text:style-name="T31">x)</text:span><text:span text:style-name="T18"> <text:s/></text:span><text:span text:style-name="T18">判</text:span><text:span text:style-name="T18">断</text:span><text:span text:style-name="T18">文</text:span><text:span text:style-name="T18">件</text:span><text:span text:style-name="T18">类</text:span><text:span text:style-name="T18">型</text:span><text:span text:style-name="T18">file</text:span></text:p>
          </draw:text-box>
        </draw:frame>
        <draw:frame draw:style-name="gr1" draw:text-style-name="P32" draw:layer="layout" svg:width="6.7cm" svg:height="0.569cm" svg:x="0.7cm" svg:y="4.4cm">
          <draw:text-box>
            <text:p text:style-name="P56"><text:span text:style-name="T18">输出文字</text:span><text:span text:style-name="T18">echo <text:s/></text:span><text:span text:style-name="T18">分页</text:span><text:span text:style-name="T18">less </text:span><text:span text:style-name="T18"><text:tab/></text:span><text:span text:style-name="T18">文件头尾</text:span><text:span text:style-name="T18">head/tail <text:s/></text:span><text:span text:style-name="T18">排序</text:span><text:span text:style-name="T18">sort</text:span></text:p>
            <text:p text:style-name="P56"><text:span text:style-name="T18">内容过滤</text:span><text:span text:style-name="T18">grep/egrep </text:span><text:span text:style-name="T18"><text:tab/></text:span><text:span text:style-name="T18">标准输入转参数表</text:span><text:span text:style-name="T18">xargs</text:span></text:p>
          </draw:text-box>
        </draw:frame>
        <draw:frame draw:style-name="gr1" draw:text-style-name="P32" draw:layer="layout" svg:width="6.7cm" svg:height="0.569cm" svg:x="0.7cm" svg:y="5.031cm">
          <draw:text-box>
            <text:p text:style-name="P57"><text:span text:style-name="T18">提升权限 </text:span><text:span text:style-name="T18">sudo &lt;cmd&gt; </text:span><text:span text:style-name="T18"><text:tab/></text:span><text:span text:style-name="T18">进入</text:span><text:span text:style-name="T18">root</text:span><text:span text:style-name="T18">命令行 </text:span><text:span text:style-name="T18">sudo -i</text:span></text:p>
            <text:p text:style-name="P26"><text:span text:style-name="T18">关机 </text:span><text:span text:style-name="T18">sudo halt <text:s text:c="4"/></text:span><text:span text:style-name="T18">重启</text:span><text:span text:style-name="T18">sudo reboot <text:s text:c="4"/></text:span><text:span text:style-name="T18">注销 </text:span><text:span text:style-name="T18">logout</text:span></text:p>
          </draw:text-box>
        </draw:frame>
        <draw:frame draw:style-name="gr15" draw:text-style-name="P49" draw:layer="layout" svg:width="1.323cm" svg:height="0.369cm" svg:x="0.502cm" svg:y="5.731cm">
          <draw:text-box>
            <text:p text:style-name="P48"><text:span text:style-name="T13">硬件命令</text:span></text:p>
          </draw:text-box>
        </draw:frame>
        <draw:frame draw:style-name="gr24" draw:text-style-name="P27" draw:layer="layout" svg:width="3.685cm" svg:height="0.276cm" svg:x="2.015cm" svg:y="5.777cm">
          <draw:text-box>
            <text:p text:style-name="P26"><text:span text:style-name="T14">基本通用，右下角一块树莓派专用</text:span></text:p>
          </draw:text-box>
        </draw:frame>
        <draw:frame draw:style-name="gr1" draw:text-style-name="P59" draw:layer="layout" svg:width="6.7cm" svg:height="0.853cm" svg:x="0.7cm" svg:y="6.147cm">
          <draw:text-box>
            <text:p text:style-name="P58"><text:span text:style-name="T18">剩余内存</text:span><text:span text:style-name="T18">free -h</text:span><text:span text:style-name="T18"><text:tab/></text:span><text:span text:style-name="T18">剩余存储</text:span><text:span text:style-name="T18">df -h</text:span><text:span text:style-name="T18"><text:tab/></text:span><text:span text:style-name="T18">存储占用</text:span><text:span text:style-name="T18">du -h</text:span></text:p>
            <text:p text:style-name="P58"><text:span text:style-name="T18">USB</text:span><text:span text:style-name="T18">设备表</text:span><text:span text:style-name="T18">lsusb</text:span><text:span text:style-name="T18"><text:tab/></text:span><text:span text:style-name="T18">块设备表</text:span><text:span text:style-name="T18">lsblk</text:span><text:span text:style-name="T18"><text:tab/></text:span><text:span text:style-name="T18">挂载表</text:span><text:span text:style-name="T18">mount</text:span></text:p>
            <text:p text:style-name="P58"><text:span text:style-name="T18">网络信息</text:span><text:span text:style-name="T18">ifconfig</text:span><text:span text:style-name="T18"><text:tab/></text:span><text:span text:style-name="T18">无线信息</text:span><text:span text:style-name="T18">iwconfig</text:span><text:span text:style-name="T18"><text:tab/></text:span><text:span text:style-name="T18">在线时间</text:span><text:span text:style-name="T18">uptime</text:span></text:p>
          </draw:text-box>
        </draw:frame>
        <draw:frame draw:style-name="gr32" draw:text-style-name="P60" draw:layer="layout" svg:width="3.7cm" svg:height="1.977cm" svg:x="0.7cm" svg:y="7.131cm">
          <draw:text-box>
            <text:p text:style-name="P58"><text:span text:style-name="T31">命令行</text:span><text:span text:style-name="T31">Wi-Fi</text:span><text:span text:style-name="T31">配置</text:span><text:span text:style-name="T31">sudo wpa_cli</text:span></text:p>
            <text:p text:style-name="P26"><text:span text:style-name="T36">&gt; add_network</text:span></text:p>
            <text:p text:style-name="P26"><text:span text:style-name="T36">4 &lt;-- </text:span><text:span text:style-name="T36">记住这个号码！</text:span></text:p>
            <text:p text:style-name="P26"><text:span text:style-name="T36">&gt; set_network 4 ssid "Your SSID"</text:span></text:p>
            <text:p text:style-name="P26"><text:span text:style-name="T36">&gt; set_network 4 key_mgmt WPA-PSK</text:span></text:p>
            <text:p text:style-name="P26"><text:span text:style-name="T36">&gt; set_network 4 psk "Password"</text:span></text:p>
            <text:p text:style-name="P26"><text:span text:style-name="T36">&gt; enable_network 4</text:span></text:p>
            <text:p text:style-name="P26"><text:span text:style-name="T36">&gt; save_config</text:span></text:p>
          </draw:text-box>
        </draw:frame>
        <draw:frame draw:style-name="gr33" draw:text-style-name="P61" draw:layer="layout" svg:width="3.5cm" svg:height="1.985cm" svg:x="3.8cm" svg:y="7.121cm">
          <draw:text-box>
            <text:p text:style-name="P58"><text:span text:style-name="T31">声音输出通道热切换：</text:span></text:p>
            <text:p text:style-name="P58"><text:span text:style-name="T31"><text:s text:c="2"/></text:span><text:span text:style-name="T31">模拟 </text:span><text:span text:style-name="T31">sudo amixer cset numid=3 1</text:span></text:p>
            <text:p text:style-name="P58"><text:span text:style-name="T31"><text:s text:c="2"/></text:span><text:span text:style-name="T36">HDMI</text:span><text:span text:style-name="T31"> sudo amixer cset numid=3 2</text:span></text:p>
            <text:p text:style-name="P58"><text:span text:style-name="T31">CPU</text:span><text:span text:style-name="T31">测温 </text:span><text:span text:style-name="T31">(</text:span><text:span text:style-name="T31">单位</text:span><text:span text:style-name="T31">:1/1000</text:span><text:span text:style-name="T31">摄氏度</text:span><text:span text:style-name="T31">)</text:span></text:p>
            <text:p text:style-name="P58"><text:span text:style-name="T31"><text:s text:c="2"/></text:span><text:span text:style-name="T36">cat /sys/class/thermal/thermal_zone0/temp </text:span></text:p>
            <text:p text:style-name="P58"><text:span text:style-name="T31">软件探测树莓派硬件版本</text:span></text:p>
            <text:p text:style-name="P58"><text:span text:style-name="T31"><text:s text:c="2"/></text:span><text:span text:style-name="T31">cat /proc/cpuinfo, </text:span><text:span text:style-name="T31">看</text:span><text:span text:style-name="T31">Revision</text:span></text:p>
            <text:p text:style-name="P58"><text:span text:style-name="T31"><text:s text:c="2"/></text:span><text:span text:style-name="T31">0002,0003</text:span><text:span text:style-name="T31">是</text:span><text:span text:style-name="T31">Rev1 </text:span><text:span text:style-name="T31">其余</text:span><text:span text:style-name="T31">Rev2</text:span></text:p>
          </draw:text-box>
        </draw:frame>
        <draw:frame draw:style-name="gr15" draw:text-style-name="P49" draw:layer="layout" svg:width="1.323cm" svg:height="0.369cm" svg:x="7.702cm" svg:y="0.933cm">
          <draw:text-box>
            <text:p text:style-name="P48"><text:span text:style-name="T13">软件命令</text:span></text:p>
          </draw:text-box>
        </draw:frame>
        <draw:frame draw:style-name="gr32" draw:text-style-name="P32" draw:layer="layout" svg:width="6.7cm" svg:height="1.179cm" svg:x="7.9cm" svg:y="1.3cm">
          <draw:text-box>
            <text:p text:style-name="P26"><text:span text:style-name="T18">文本编辑 </text:span><text:span text:style-name="T18">nano</text:span><text:span text:style-name="T18">或</text:span><text:span text:style-name="T18">vi</text:span><text:span text:style-name="T18">或</text:span><text:span text:style-name="T18">emacs</text:span><text:span text:style-name="T31">(</text:span><text:span text:style-name="T31">另装</text:span><text:span text:style-name="T31">)</text:span><text:span text:style-name="T18"> <text:s/></text:span><text:span text:style-name="T18">命令行启动图形桌面</text:span><text:span text:style-name="T18">startx</text:span></text:p>
            <text:p text:style-name="P26"><text:span text:style-name="T18">.tar</text:span><text:span text:style-name="T18">解压 </text:span><text:span text:style-name="T18">tar xf a.tar <text:s text:c="5"/>.tar.gz</text:span><text:span text:style-name="T18">打包 </text:span><text:span text:style-name="T18">tar zcf a.tar.gz &lt;files&gt;</text:span></text:p>
            <text:p text:style-name="P26"><text:span text:style-name="T18">.zip</text:span><text:span text:style-name="T18">解压 </text:span><text:span text:style-name="T18">unzip a.zip <text:s text:c="4"/>.zip</text:span><text:span text:style-name="T18">打包 </text:span><text:span text:style-name="T18">zip a.zip &lt;files&gt;</text:span></text:p>
            <text:p text:style-name="P26"><text:span text:style-name="T31">Linux</text:span><text:span text:style-name="T31">下的压缩惯例 </text:span><text:span text:style-name="T31">(1)</text:span><text:span text:style-name="T31">整理进文件夹再打包 </text:span><text:span text:style-name="T31">(2)</text:span><text:span text:style-name="T31">解压到原位不新建文件夹</text:span></text:p>
          </draw:text-box>
        </draw:frame>
        <draw:frame draw:style-name="gr24" draw:text-style-name="P27" draw:layer="layout" svg:width="2.474cm" svg:height="0.276cm" svg:x="9.226cm" svg:y="0.979cm">
          <draw:text-box>
            <text:p text:style-name="P26"><text:span text:style-name="T14">通用</text:span></text:p>
          </draw:text-box>
        </draw:frame>
        <draw:frame draw:style-name="gr34" draw:text-style-name="P62" draw:layer="layout" svg:width="1.323cm" svg:height="0.369cm" svg:x="7.702cm" svg:y="3.2cm">
          <draw:text-box>
            <text:p text:style-name="P48"><text:span text:style-name="T13">开发辅助</text:span></text:p>
          </draw:text-box>
        </draw:frame>
        <draw:frame draw:style-name="gr24" draw:text-style-name="P27" draw:layer="layout" svg:width="2.474cm" svg:height="0.276cm" svg:x="9.226cm" svg:y="3.246cm">
          <draw:text-box>
            <text:p text:style-name="P26"><text:span text:style-name="T14">通用</text:span></text:p>
          </draw:text-box>
        </draw:frame>
        <draw:frame draw:style-name="gr35" draw:text-style-name="P32" draw:layer="layout" svg:width="6.7cm" svg:height="1.137cm" svg:x="7.9cm" svg:y="3.633cm">
          <draw:text-box>
            <text:p text:style-name="P26"><text:span text:style-name="T18">无限</text:span><text:span text:style-name="T18">0x00 /dev/zero <text:s text:c="4"/></text:span><text:span text:style-name="T18">数据黑洞 </text:span><text:span text:style-name="T18">/dev/null</text:span></text:p>
            <text:p text:style-name="P26"><text:span text:style-name="T18">文本处理 </text:span><text:span text:style-name="T18">awk/sed <text:s text:c="5"/>16</text:span><text:span text:style-name="T18">进制查看 </text:span><text:span text:style-name="T18">od -t x1 &lt;file&gt;</text:span></text:p>
            <text:p text:style-name="P26"><text:span text:style-name="T18">格式化输出，任意原始字节输出 </text:span><text:span text:style-name="T18">printf </text:span></text:p>
            <text:p text:style-name="P26"><text:span text:style-name="T18">查看</text:span><text:span text:style-name="T18">ASCII</text:span><text:span text:style-name="T18">码表 </text:span><text:span text:style-name="T18">man ascii</text:span></text:p>
          </draw:text-box>
        </draw:frame>
        <draw:frame draw:style-name="gr34" draw:text-style-name="P62" draw:layer="layout" svg:width="1.323cm" svg:height="0.369cm" svg:x="7.702cm" svg:y="4.864cm">
          <draw:text-box>
            <text:p text:style-name="P48"><text:span text:style-name="T13">编程环境</text:span></text:p>
          </draw:text-box>
        </draw:frame>
        <draw:frame draw:style-name="gr16" draw:text-style-name="P27" draw:layer="layout" svg:width="1.23cm" svg:height="0.276cm" svg:x="7.802cm" svg:y="5.324cm">
          <draw:text-box>
            <text:p text:style-name="P26"><text:span text:style-name="T14">命令行界面</text:span></text:p>
          </draw:text-box>
        </draw:frame>
        <draw:frame draw:style-name="gr36" draw:text-style-name="P32" draw:layer="layout" svg:width="6.7cm" svg:height="0.569cm" svg:x="8cm" svg:y="5.6cm">
          <draw:text-box>
            <text:p text:style-name="P26"><text:span text:style-name="T18">C/C++: gcc/g++ <text:s text:c="7"/>Python: python(Py2.7) / python3(Py3K)</text:span></text:p>
            <text:p text:style-name="P26"><text:span text:style-name="T18">Oracle Java: javac</text:span><text:span text:style-name="T31">(</text:span><text:span text:style-name="T31">编译器</text:span><text:span text:style-name="T31">)</text:span><text:span text:style-name="T18"> java</text:span><text:span text:style-name="T31">(</text:span><text:span text:style-name="T31">虚拟机</text:span><text:span text:style-name="T31">)</text:span><text:span text:style-name="T18"> <text:s text:c="3"/></text:span></text:p>
          </draw:text-box>
        </draw:frame>
        <draw:frame draw:style-name="gr16" draw:text-style-name="P27" draw:layer="layout" svg:width="0.984cm" svg:height="0.276cm" svg:x="7.802cm" svg:y="6.224cm">
          <draw:text-box>
            <text:p text:style-name="P26"><text:span text:style-name="T14">图形界面</text:span></text:p>
          </draw:text-box>
        </draw:frame>
        <draw:frame draw:style-name="gr36" draw:text-style-name="P32" draw:layer="layout" svg:width="6.7cm" svg:height="0.853cm" svg:x="8cm" svg:y="6.531cm">
          <draw:text-box>
            <text:p text:style-name="P26"><text:span text:style-name="T18">Python IDE: idle(Py2.7) / idle3(Py3K) </text:span></text:p>
            <text:p text:style-name="P26"><text:span text:style-name="T18">流程图式儿童编程</text:span><text:span text:style-name="T18">(</text:span><text:span text:style-name="T18">小猫</text:span><text:span text:style-name="T18">): scratch</text:span></text:p>
            <text:p text:style-name="P26"><text:span text:style-name="T18">Mathematica</text:span><text:span text:style-name="T18">数学软件</text:span><text:span text:style-name="T18">: mathematica </text:span><text:span text:style-name="T31">(</text:span><text:span text:style-name="T31">需安装</text:span><text:span text:style-name="T31">wolfram-engine)</text:span></text:p>
          </draw:text-box>
        </draw:frame>
        <draw:frame draw:style-name="gr36" draw:text-style-name="P32" draw:layer="layout" svg:width="6.7cm" svg:height="0.285cm" svg:x="8cm" svg:y="7.8cm">
          <draw:text-box>
            <text:p text:style-name="P26"><text:span text:style-name="T18">git clone git://git.drogon.net/wiringPi; cd wiringPi; ./build</text:span></text:p>
          </draw:text-box>
        </draw:frame>
        <draw:frame draw:style-name="gr16" draw:text-style-name="P27" draw:layer="layout" svg:width="2.144cm" svg:height="0.276cm" svg:x="7.802cm" svg:y="7.524cm">
          <draw:text-box>
            <text:p text:style-name="P26"><text:span text:style-name="T14">WiringPi</text:span><text:span text:style-name="T14">函数库安装</text:span></text:p>
          </draw:text-box>
        </draw:frame>
        <draw:frame draw:style-name="gr37" draw:text-style-name="P60" draw:layer="layout" svg:width="2.889cm" svg:height="0.255cm" svg:x="11.654cm" svg:y="7.545cm">
          <draw:text-box>
            <text:p text:style-name="P26"><text:span text:style-name="T31">离线安装包</text:span><text:span text:style-name="T31">: </text:span><text:span text:style-name="T36">wiringPi-f18c8f7.tar.gz</text:span></text:p>
          </draw:text-box>
        </draw:frame>
        <draw:frame draw:style-name="gr38" draw:text-style-name="P32" draw:layer="layout" svg:width="7cm" svg:height="0.694cm" svg:x="7.7cm" svg:y="8.3cm">
          <draw:text-box>
            <text:p text:style-name="P38"><text:span text:style-name="T18">本卡片</text:span><text:span text:style-name="T18">GitHub</text:span><text:span text:style-name="T18">地址</text:span><text:span text:style-name="T18">: </text:span><text:span text:style-name="T35">https://github.com/shamiao/rpi-zhcn-cheatsheet</text:span></text:p>
          </draw:text-box>
        </draw:frame>
        <draw:frame draw:style-name="gr32" draw:text-style-name="P32" draw:layer="layout" svg:width="6.7cm" svg:height="1.179cm" svg:x="7.9cm" svg:y="2.533cm">
          <draw:text-box>
            <text:p text:style-name="P26"><text:span text:style-name="T18">进程列表 </text:span><text:span text:style-name="T18">ps aux <text:s text:c="9"/></text:span><text:span text:style-name="T18">任务管理器 </text:span><text:span text:style-name="T18">top </text:span><text:span text:style-name="T18">或 </text:span><text:span text:style-name="T18">htop</text:span><text:span text:style-name="T31">(</text:span><text:span text:style-name="T31">另装</text:span><text:span text:style-name="T31">)</text:span></text:p>
            <text:p text:style-name="P26"><text:span text:style-name="T18">杀进程</text:span><text:span text:style-name="T18">-</text:span><text:span text:style-name="T18">凭</text:span><text:span text:style-name="T18">ID: kill -9 &lt;pid&gt;</text:span><text:span text:style-name="T18">，凭命令行</text:span><text:span text:style-name="T18">: pkill -9 -f &lt;cmdline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文泉驿微米黑2" svg:font-family="文泉驿微米黑" style:font-pitch="variable"/>
    <style:font-face style:name="文泉驿等宽微米黑" svg:font-family="文泉驿等宽微米黑" style:font-pitch="variable"/>
    <style:font-face style:name="方正书宋_GBK" svg:font-family="方正书宋_GBK" style:font-pitch="variable"/>
    <style:font-face style:name="方正小标宋_GBK" svg:font-family="方正小标宋_GBK" style:font-pitch="variable"/>
    <style:font-face style:name="方正细黑一_GBK" svg:font-family="方正细黑一_GBK" style:font-pitch="variable"/>
    <style:font-face style:name="方正细黑一_GBK2" svg:font-family="方正细黑一_GBK" style:font-adornments="标准" style:font-pitch="variable"/>
    <style:font-face style:name="方正黑体_GBK" svg:font-family="方正黑体_GBK" style:font-pitch="variable"/>
    <style:font-face style:name="方正黑体_GBK1" svg:font-family="方正黑体_GBK" style:font-adornments="标准" style:font-pitch="variable"/>
    <style:font-face style:name="Liberation Sans" svg:font-family="'Liberation Sans'" style:font-family-generic="roman" style:font-pitch="variable"/>
    <style:font-face style:name="文泉驿微米黑" svg:font-family="文泉驿微米黑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标准" style:font-family-generic="swiss" style:font-pitch="variable"/>
    <style:font-face style:name="URW Gothic L" svg:font-family="'URW Gothic L'" style:font-family-generic="swiss" style:font-pitch="variable"/>
    <style:font-face style:name="文泉驿微米黑3" svg:font-family="文泉驿微米黑" style:font-family-generic="swiss" style:font-pitch="variable"/>
    <style:font-face style:name="方正细黑一_GBK1" svg:font-family="方正细黑一_GBK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1" svg:font-family="文泉驿微米黑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文泉驿微米黑" fo:font-size="24pt" fo:language="en" fo:country="US" style:font-name-asian="文泉驿微米黑1" style:font-size-asian="24pt" style:language-asian="zh" style:country-asian="CN" style:font-name-complex="文泉驿微米黑1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draw:fill="solid" draw:fill-color="#729fcf" draw:opacity="70%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微米黑1" style:font-family-asian="文泉驿微米黑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7" draw:fill-hatch-name="Hatching_20_46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3" style:family="graphic" style:parent-style-name="objectwithoutfill">
      <style:graphic-properties svg:stroke-color="#808080" draw:fill="none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width="true" fo:min-height="0cm" fo:min-width="12.1cm"/>
    </style:style>
    <style:style style:name="Mgr5" style:family="graphic" style:parent-style-name="standard">
      <style:graphic-properties draw:stroke="none" svg:stroke-color="#000000" draw:fill="none" draw:fill-color="#ffffff" draw:auto-grow-width="true" fo:min-height="0cm"/>
    </style:style>
    <style:style style:name="MP1" style:family="paragraph">
      <style:paragraph-properties fo:text-align="center"/>
    </style:style>
    <style:style style:name="MP2" style:family="paragraph">
      <style:paragraph-properties fo:text-align="start"/>
    </style:style>
    <style:style style:name="MP3" style:family="paragraph">
      <style:paragraph-properties fo:text-align="start"/>
      <style:text-properties fo:color="#3333ff" style:font-name="方正书宋_GBK" fo:font-size="12pt" fo:text-shadow="1pt 1pt" fo:font-weight="bold" style:font-name-asian="方正书宋_GBK" style:font-size-asian="12pt" style:font-weight-asian="bold" style:font-size-complex="12pt" style:font-weight-complex="bold"/>
    </style:style>
    <style:style style:name="MP4" style:family="paragraph">
      <style:paragraph-properties fo:text-align="start" style:text-autospace="none"/>
    </style:style>
    <style:style style:name="MP5" style:family="paragraph">
      <style:paragraph-properties fo:text-align="start" style:text-autospace="none"/>
      <style:text-properties fo:color="#808080" style:font-name="方正细黑一_GBK" fo:font-size="7pt" style:font-size-asian="7pt" style:font-size-complex="7pt"/>
    </style:style>
    <style:style style:name="MT1" style:family="text">
      <style:text-properties fo:color="#3333ff" style:font-name="方正书宋_GBK" fo:font-size="12pt" fo:text-shadow="1pt 1pt" fo:font-weight="bold" style:font-name-asian="方正书宋_GBK" style:font-size-asian="12pt" style:font-weight-asian="bold" style:font-size-complex="12pt" style:font-weight-complex="bold"/>
    </style:style>
    <style:style style:name="MT2" style:family="text">
      <style:text-properties fo:color="#808080" style:font-name="方正细黑一_GBK" fo:font-size="7pt" style:font-size-asian="7pt" style:font-size-complex="7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draw:frame draw:style-name="Mgr1" draw:text-style-name="MP1" draw:layer="backgroundobjects" svg:width="14.999cm" svg:height="9.996cm" svg:x="0.027cm" svg:y="0cm">
        <draw:image xlink:href="Pictures/10000201000006EC0000049D7BD99023.png" xlink:type="simple" xlink:show="embed" xlink:actuate="onLoad">
          <text:p/>
        </draw:image>
      </draw:frame>
      <draw:frame draw:style-name="Mgr1" draw:text-style-name="MP1" draw:layer="backgroundobjects" svg:width="14.999cm" svg:height="9.996cm" svg:x="0.027cm" svg:y="0cm">
        <draw:image xlink:href="Pictures/10000201000006EC0000049D7BD99023.png" xlink:type="simple" xlink:show="embed" xlink:actuate="onLoad">
          <text:p/>
        </draw:image>
      </draw:frame>
      <draw:frame draw:style-name="Mgr2" draw:text-style-name="MP3" draw:layer="backgroundobjects" svg:width="3.964cm" svg:height="0.471cm" svg:x="0.501cm" svg:y="0.3cm">
        <draw:text-box>
          <text:p text:style-name="MP2"><text:span text:style-name="MT1">树莓派中文参考卡片</text:span></text:p>
        </draw:text-box>
      </draw:frame>
      <draw:line draw:style-name="Mgr3" draw:text-style-name="MP1" draw:layer="backgroundobjects" svg:x1="0.501cm" svg:y1="0.8cm" svg:x2="14.501cm" svg:y2="0.8cm">
        <text:p/>
      </draw:line>
      <draw:frame draw:style-name="Mgr4" draw:text-style-name="MP5" draw:layer="backgroundobjects" svg:width="12.1cm" svg:height="0.294cm" svg:x="0.603cm" svg:y="9.296cm">
        <draw:text-box>
          <text:p text:style-name="MP4"><text:span text:style-name="MT2">以《知识共享署名</text:span><text:span text:style-name="MT2">-</text:span><text:span text:style-name="MT2">相同方式共享 </text:span><text:span text:style-name="MT2">4.0 </text:span><text:span text:style-name="MT2">国际》发布。授权自由传播，但不得去除署名，且衍生作品禁止私有。</text:span></text:p>
        </draw:text-box>
      </draw:frame>
      <draw:line draw:style-name="Mgr3" draw:text-style-name="MP1" draw:layer="backgroundobjects" svg:x1="0.501cm" svg:y1="9.2cm" svg:x2="14.501cm" svg:y2="9.2cm">
        <text:p/>
      </draw:line>
      <draw:frame draw:style-name="Mgr1" draw:text-style-name="MP1" draw:layer="backgroundobjects" svg:width="1.4cm" svg:height="0.49cm" svg:x="13.101cm" svg:y="9.2cm">
        <draw:image xlink:href="Pictures/10000201000000800000002D2FCE5F6C.png" xlink:type="simple" xlink:show="embed" xlink:actuate="onLoad"/>
        <draw:image xlink:href="Pictures/10003E6E00000D3B000004A1A341066F.svg" xlink:type="simple" xlink:show="embed" xlink:actuate="onLoad">
          <text:p/>
        </draw:image>
      </draw:frame>
      <draw:frame draw:style-name="Mgr5" draw:text-style-name="MP5" draw:layer="backgroundobjects" svg:width="1.607cm" svg:height="0.294cm" svg:x="5.094cm" svg:y="0.406cm">
        <draw:text-box>
          <text:p text:style-name="MP4"><text:span text:style-name="MT2">V1.0 </text:span><text:span text:style-name="MT2">编绘</text:span><text:span text:style-name="MT2">:</text:span><text:span text:style-name="MT2">沙渺</text:span></text:p>
        </draw:text-box>
      </draw:frame>
      <draw:frame draw:style-name="Mgr5" draw:text-style-name="MP5" draw:layer="backgroundobjects" svg:width="6.911cm" svg:height="0.294cm" svg:x="7.601cm" svg:y="0.406cm">
        <draw:text-box>
          <text:p text:style-name="MP4"><text:span text:style-name="MT2">Raspberry Pi </text:span><text:span text:style-name="MT2">中文主题网站“树莓爱好者”</text:span><text:span text:style-name="MT2">www.shumeipai.org </text:span></text:p>
        </draw:text-box>
      </draw:frame>
    </style:master-page>
    <style:master-page style:name="默认_20_1" style:display-name="默认 1" style:page-layout-name="PM0" draw:style-name="Mdp2">
      <draw:frame draw:style-name="Mgr1" draw:text-style-name="MP1" draw:layer="backgroundobjects" svg:width="14.999cm" svg:height="9.996cm" svg:x="0.027cm" svg:y="0cm">
        <draw:image xlink:href="Pictures/10000201000006EC0000049D0D0B1F76.png" xlink:type="simple" xlink:show="embed" xlink:actuate="onLoad">
          <text:p/>
        </draw:image>
      </draw:frame>
      <draw:frame draw:style-name="Mgr2" draw:text-style-name="MP3" draw:layer="backgroundobjects" svg:width="3.964cm" svg:height="0.471cm" svg:x="0.501cm" svg:y="0.3cm">
        <draw:text-box>
          <text:p text:style-name="MP2"><text:span text:style-name="MT1">树莓派中文参考卡片</text:span></text:p>
        </draw:text-box>
      </draw:frame>
      <draw:line draw:style-name="Mgr3" draw:text-style-name="MP1" draw:layer="backgroundobjects" svg:x1="0.501cm" svg:y1="0.8cm" svg:x2="14.501cm" svg:y2="0.8cm">
        <text:p/>
      </draw:line>
      <draw:frame draw:style-name="Mgr4" draw:text-style-name="MP5" draw:layer="backgroundobjects" svg:width="12.1cm" svg:height="0.294cm" svg:x="0.603cm" svg:y="9.296cm">
        <draw:text-box>
          <text:p text:style-name="MP4"><text:span text:style-name="MT2">以《知识共享署名</text:span><text:span text:style-name="MT2">-</text:span><text:span text:style-name="MT2">相同方式共享 </text:span><text:span text:style-name="MT2">4.0 </text:span><text:span text:style-name="MT2">国际》发布。授权自由传播，但不得去除署名，且衍生作品禁止私有。</text:span></text:p>
        </draw:text-box>
      </draw:frame>
      <draw:line draw:style-name="Mgr3" draw:text-style-name="MP1" draw:layer="backgroundobjects" svg:x1="0.501cm" svg:y1="9.2cm" svg:x2="14.501cm" svg:y2="9.2cm">
        <text:p/>
      </draw:line>
      <draw:frame draw:style-name="Mgr1" draw:text-style-name="MP1" draw:layer="backgroundobjects" svg:width="1.4cm" svg:height="0.49cm" svg:x="13.101cm" svg:y="9.2cm">
        <draw:image xlink:href="Pictures/10000201000000800000002D2FCE5F6C.png" xlink:type="simple" xlink:show="embed" xlink:actuate="onLoad"/>
        <draw:image xlink:href="Pictures/10003E6E00000D3B000004A1A341066F.svg" xlink:type="simple" xlink:show="embed" xlink:actuate="onLoad">
          <text:p/>
        </draw:image>
      </draw:frame>
      <draw:frame draw:style-name="Mgr5" draw:text-style-name="MP5" draw:layer="backgroundobjects" svg:width="1.607cm" svg:height="0.294cm" svg:x="5.094cm" svg:y="0.406cm">
        <draw:text-box>
          <text:p text:style-name="MP4"><text:span text:style-name="MT2">V1.0 </text:span><text:span text:style-name="MT2">编绘</text:span><text:span text:style-name="MT2">:</text:span><text:span text:style-name="MT2">沙渺</text:span></text:p>
        </draw:text-box>
      </draw:frame>
      <draw:frame draw:style-name="Mgr5" draw:text-style-name="MP5" draw:layer="backgroundobjects" svg:width="6.911cm" svg:height="0.294cm" svg:x="7.601cm" svg:y="0.406cm">
        <draw:text-box>
          <text:p text:style-name="MP4"><text:span text:style-name="MT2">Raspberry Pi </text:span><text:span text:style-name="MT2">中文主题网站“树莓爱好者”</text:span><text:span text:style-name="MT2">www.shumeipai.org </text:span></text:p>
        </draw:text-box>
      </draw:frame>
    </style:master-page>
    <style:master-page style:name="默认_20_2" style:display-name="默认 2" style:page-layout-name="PM0" draw:style-name="Mdp2">
      <draw:frame draw:style-name="Mgr1" draw:text-style-name="MP1" draw:layer="backgroundobjects" svg:width="14.999cm" svg:height="9.996cm" svg:x="0.002cm" svg:y="0cm">
        <draw:image xlink:href="Pictures/10000201000006EC0000049D11CB3285.png" xlink:type="simple" xlink:show="embed" xlink:actuate="onLoad">
          <text:p/>
        </draw:image>
      </draw:frame>
      <draw:frame draw:style-name="Mgr2" draw:text-style-name="MP3" draw:layer="backgroundobjects" svg:width="3.964cm" svg:height="0.471cm" svg:x="0.501cm" svg:y="0.3cm">
        <draw:text-box>
          <text:p text:style-name="MP2"><text:span text:style-name="MT1">树莓派中文参考卡片</text:span></text:p>
        </draw:text-box>
      </draw:frame>
      <draw:line draw:style-name="Mgr3" draw:text-style-name="MP1" draw:layer="backgroundobjects" svg:x1="0.501cm" svg:y1="0.8cm" svg:x2="14.501cm" svg:y2="0.8cm">
        <text:p/>
      </draw:line>
      <draw:frame draw:style-name="Mgr4" draw:text-style-name="MP5" draw:layer="backgroundobjects" svg:width="12.1cm" svg:height="0.294cm" svg:x="0.603cm" svg:y="9.296cm">
        <draw:text-box>
          <text:p text:style-name="MP4"><text:span text:style-name="MT2">以《知识共享署名</text:span><text:span text:style-name="MT2">-</text:span><text:span text:style-name="MT2">相同方式共享 </text:span><text:span text:style-name="MT2">4.0 </text:span><text:span text:style-name="MT2">国际》发布。授权自由传播，但不得去除署名，且衍生作品禁止私有。</text:span></text:p>
        </draw:text-box>
      </draw:frame>
      <draw:line draw:style-name="Mgr3" draw:text-style-name="MP1" draw:layer="backgroundobjects" svg:x1="0.501cm" svg:y1="9.2cm" svg:x2="14.501cm" svg:y2="9.2cm">
        <text:p/>
      </draw:line>
      <draw:frame draw:style-name="Mgr1" draw:text-style-name="MP1" draw:layer="backgroundobjects" svg:width="1.4cm" svg:height="0.49cm" svg:x="13.101cm" svg:y="9.2cm">
        <draw:image xlink:href="Pictures/10000201000000800000002D2FCE5F6C.png" xlink:type="simple" xlink:show="embed" xlink:actuate="onLoad"/>
        <draw:image xlink:href="Pictures/10003E6E00000D3B000004A1A341066F.svg" xlink:type="simple" xlink:show="embed" xlink:actuate="onLoad">
          <text:p/>
        </draw:image>
      </draw:frame>
      <draw:frame draw:style-name="Mgr5" draw:text-style-name="MP5" draw:layer="backgroundobjects" svg:width="1.607cm" svg:height="0.294cm" svg:x="5.094cm" svg:y="0.406cm">
        <draw:text-box>
          <text:p text:style-name="MP4"><text:span text:style-name="MT2">V1.0 </text:span><text:span text:style-name="MT2">编绘</text:span><text:span text:style-name="MT2">:</text:span><text:span text:style-name="MT2">沙渺</text:span></text:p>
        </draw:text-box>
      </draw:frame>
      <draw:frame draw:style-name="Mgr5" draw:text-style-name="MP5" draw:layer="backgroundobjects" svg:width="6.911cm" svg:height="0.294cm" svg:x="7.601cm" svg:y="0.406cm">
        <draw:text-box>
          <text:p text:style-name="MP4"><text:span text:style-name="MT2">Raspberry Pi </text:span><text:span text:style-name="MT2">中文主题网站“树莓爱好者”</text:span><text:span text:style-name="MT2">www.shumeipai.org 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HA Miao</meta:initial-creator>
    <meta:creation-date>2013-12-04T13:09:22.749346628</meta:creation-date>
    <dc:date>2013-12-06T14:23:34.398473581</dc:date>
    <dc:creator>SHA Miao</dc:creator>
    <meta:editing-duration>PT7H18S</meta:editing-duration>
    <meta:editing-cycles>145</meta:editing-cycles>
    <meta:generator>LibreOffice/4.1.3.2$Linux_X86_64 LibreOffice_project/410m0$Build-2</meta:generator>
    <meta:document-statistic meta:object-count="233"/>
  </office:meta>
</office:document-meta>
</file>